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12afb7"/>
    </style:style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Preformatted_20_Text" style:list-style-name="L3"/>
    <style:style style:name="P8" style:family="paragraph" style:parent-style-name="Preformatted_20_Text" style:list-style-name="L3">
      <style:paragraph-properties fo:margin-top="0in" fo:margin-bottom="0.1965in" style:contextual-spacing="false"/>
    </style:style>
    <style:style style:name="P9" style:family="paragraph" style:parent-style-name="Text_20_body" style:list-style-name="L4"/>
    <style:style style:name="P10" style:family="paragraph" style:parent-style-name="Preformatted_20_Text" style:list-style-name="L4"/>
    <style:style style:name="P11" style:family="paragraph" style:parent-style-name="Preformatted_20_Text" style:list-style-name="L4">
      <style:paragraph-properties fo:margin-top="0in" fo:margin-bottom="0.1965in" style:contextual-spacing="false"/>
    </style:style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 style:list-style-name="L7">
      <style:paragraph-properties fo:margin-top="0in" fo:margin-bottom="0in" style:contextual-spacing="false"/>
    </style:style>
    <style:style style:name="P17" style:family="paragraph" style:parent-style-name="Text_20_body" style:list-style-name="L7"/>
    <style:style style:name="P18" style:family="paragraph" style:parent-style-name="Text_20_body" style:list-style-name="L8"/>
    <style:style style:name="P19" style:family="paragraph" style:parent-style-name="Text_20_body" style:list-style-name="L8">
      <style:paragraph-properties fo:margin-top="0in" fo:margin-bottom="0in" style:contextual-spacing="false"/>
    </style:style>
    <style:style style:name="P20" style:family="paragraph" style:parent-style-name="Preformatted_20_Text" style:list-style-name="L8"/>
    <style:style style:name="P21" style:family="paragraph" style:parent-style-name="Preformatted_20_Text" style:list-style-name="L8">
      <style:paragraph-properties fo:margin-top="0in" fo:margin-bottom="0.1965in" style:contextual-spacing="false"/>
    </style:style>
    <style:style style:name="P22" style:family="paragraph" style:parent-style-name="Text_20_body" style:list-style-name="L9">
      <style:paragraph-properties fo:margin-top="0in" fo:margin-bottom="0in" style:contextual-spacing="false"/>
    </style:style>
    <style:style style:name="P23" style:family="paragraph" style:parent-style-name="Text_20_body" style:list-style-name="L9"/>
    <style:style style:name="P24" style:family="paragraph" style:parent-style-name="Preformatted_20_Text" style:list-style-name="L9"/>
    <style:style style:name="P25" style:family="paragraph" style:parent-style-name="Preformatted_20_Text" style:list-style-name="L9">
      <style:paragraph-properties fo:margin-top="0in" fo:margin-bottom="0.1965in" style:contextual-spacing="false"/>
    </style:style>
    <style:style style:name="P26" style:family="paragraph" style:parent-style-name="Text_20_body" style:list-style-name="L10">
      <style:paragraph-properties fo:margin-top="0in" fo:margin-bottom="0in" style:contextual-spacing="false"/>
    </style:style>
    <style:style style:name="P27" style:family="paragraph" style:parent-style-name="Text_20_body" style:list-style-name="L10"/>
    <style:style style:name="P28" style:family="paragraph" style:parent-style-name="Text_20_body" style:list-style-name="L11">
      <style:paragraph-properties fo:margin-top="0in" fo:margin-bottom="0in" style:contextual-spacing="false"/>
    </style:style>
    <style:style style:name="P29" style:family="paragraph" style:parent-style-name="Text_20_body" style:list-style-name="L11"/>
    <style:style style:name="P30" style:family="paragraph" style:parent-style-name="Text_20_body" style:list-style-name="L12">
      <style:paragraph-properties fo:margin-top="0in" fo:margin-bottom="0in" style:contextual-spacing="false"/>
    </style:style>
    <style:style style:name="P31" style:family="paragraph" style:parent-style-name="Text_20_body" style:list-style-name="L12"/>
    <style:style style:name="P32" style:family="paragraph" style:parent-style-name="Text_20_body" style:list-style-name="L13">
      <style:paragraph-properties fo:margin-top="0in" fo:margin-bottom="0in" style:contextual-spacing="false"/>
    </style:style>
    <style:style style:name="P33" style:family="paragraph" style:parent-style-name="Text_20_body" style:list-style-name="L13"/>
    <style:style style:name="P34" style:family="paragraph" style:parent-style-name="Text_20_body" style:list-style-name="L14"/>
    <style:style style:name="P35" style:family="paragraph" style:parent-style-name="Text_20_body" style:list-style-name="L15">
      <style:paragraph-properties fo:margin-top="0in" fo:margin-bottom="0in" style:contextual-spacing="false"/>
    </style:style>
    <style:style style:name="P36" style:family="paragraph" style:parent-style-name="Text_20_body" style:list-style-name="L15"/>
    <style:style style:name="P37" style:family="paragraph" style:parent-style-name="Text_20_body" style:list-style-name="L16"/>
    <style:style style:name="P38" style:family="paragraph" style:parent-style-name="Preformatted_20_Text" style:list-style-name="L16"/>
    <style:style style:name="P39" style:family="paragraph" style:parent-style-name="Preformatted_20_Text" style:list-style-name="L16">
      <style:paragraph-properties fo:margin-top="0in" fo:margin-bottom="0.1965in" style:contextual-spacing="false"/>
    </style:style>
    <style:style style:name="P40" style:family="paragraph" style:parent-style-name="Text_20_body" style:list-style-name="L17">
      <style:paragraph-properties fo:margin-top="0in" fo:margin-bottom="0in" style:contextual-spacing="false"/>
    </style:style>
    <style:style style:name="P41" style:family="paragraph" style:parent-style-name="Text_20_body" style:list-style-name="L17"/>
    <style:style style:name="P42" style:family="paragraph" style:parent-style-name="Text_20_body" style:list-style-name="L18">
      <style:paragraph-properties fo:margin-top="0in" fo:margin-bottom="0in" style:contextual-spacing="false"/>
    </style:style>
    <style:style style:name="P43" style:family="paragraph" style:parent-style-name="Text_20_body" style:list-style-name="L18"/>
    <style:style style:name="P44" style:family="paragraph" style:parent-style-name="Text_20_body" style:list-style-name="L19">
      <style:paragraph-properties fo:margin-top="0in" fo:margin-bottom="0in" style:contextual-spacing="false"/>
    </style:style>
    <style:style style:name="P45" style:family="paragraph" style:parent-style-name="Text_20_body" style:list-style-name="L19"/>
    <style:style style:name="P46" style:family="paragraph" style:parent-style-name="Text_20_body" style:list-style-name="L20">
      <style:paragraph-properties fo:margin-top="0in" fo:margin-bottom="0in" style:contextual-spacing="false"/>
    </style:style>
    <style:style style:name="P47" style:family="paragraph" style:parent-style-name="Text_20_body" style:list-style-name="L20"/>
    <style:style style:name="P48" style:family="paragraph" style:parent-style-name="Text_20_body" style:list-style-name="L21">
      <style:paragraph-properties fo:margin-top="0in" fo:margin-bottom="0in" style:contextual-spacing="false"/>
    </style:style>
    <style:style style:name="P49" style:family="paragraph" style:parent-style-name="Text_20_body" style:list-style-name="L21"/>
    <style:style style:name="P50" style:family="paragraph" style:parent-style-name="Text_20_body" style:list-style-name="L22"/>
    <style:style style:name="P51" style:family="paragraph" style:parent-style-name="Text_20_body" style:list-style-name="L22">
      <style:paragraph-properties fo:margin-top="0in" fo:margin-bottom="0in" style:contextual-spacing="false"/>
    </style:style>
    <style:style style:name="P52" style:family="paragraph" style:parent-style-name="Preformatted_20_Text" style:list-style-name="L22"/>
    <style:style style:name="P53" style:family="paragraph" style:parent-style-name="Preformatted_20_Text" style:list-style-name="L22">
      <style:paragraph-properties fo:margin-top="0in" fo:margin-bottom="0.1965in" style:contextual-spacing="false"/>
    </style:style>
    <style:style style:name="P54" style:family="paragraph" style:parent-style-name="Text_20_body" style:list-style-name="L23">
      <style:paragraph-properties fo:margin-top="0in" fo:margin-bottom="0in" style:contextual-spacing="false"/>
    </style:style>
    <style:style style:name="P55" style:family="paragraph" style:parent-style-name="Text_20_body" style:list-style-name="L23"/>
    <style:style style:name="P56" style:family="paragraph" style:parent-style-name="Preformatted_20_Text" style:list-style-name="L23"/>
    <style:style style:name="P57" style:family="paragraph" style:parent-style-name="Preformatted_20_Text" style:list-style-name="L23">
      <style:paragraph-properties fo:margin-top="0in" fo:margin-bottom="0.1965in" style:contextual-spacing="false"/>
    </style:style>
    <style:style style:name="P58" style:family="paragraph" style:parent-style-name="Text_20_body" style:list-style-name="L24"/>
    <style:style style:name="P59" style:family="paragraph" style:parent-style-name="Text_20_body" style:list-style-name="L24">
      <style:paragraph-properties fo:margin-top="0in" fo:margin-bottom="0in" style:contextual-spacing="false"/>
    </style:style>
    <style:style style:name="P60" style:family="paragraph" style:parent-style-name="Preformatted_20_Text" style:list-style-name="L24"/>
    <style:style style:name="P61" style:family="paragraph" style:parent-style-name="Preformatted_20_Text" style:list-style-name="L24">
      <style:paragraph-properties fo:margin-top="0in" fo:margin-bottom="0.1965in" style:contextual-spacing="false"/>
    </style:style>
    <style:style style:name="P62" style:family="paragraph" style:parent-style-name="Preformatted_20_Text">
      <style:paragraph-properties fo:margin-top="0in" fo:margin-bottom="0.1965in" style:contextual-spacing="false"/>
    </style:style>
    <style:style style:name="P63" style:family="paragraph" style:parent-style-name="Text_20_body" style:list-style-name="L25">
      <style:paragraph-properties fo:margin-top="0in" fo:margin-bottom="0in" style:contextual-spacing="false"/>
    </style:style>
    <style:style style:name="P64" style:family="paragraph" style:parent-style-name="Text_20_body" style:list-style-name="L25"/>
    <style:style style:name="P65" style:family="paragraph" style:parent-style-name="Text_20_body" style:list-style-name="L26"/>
    <style:style style:name="P66" style:family="paragraph" style:parent-style-name="Preformatted_20_Text" style:list-style-name="L26"/>
    <style:style style:name="P67" style:family="paragraph" style:parent-style-name="Preformatted_20_Text" style:list-style-name="L26">
      <style:paragraph-properties fo:margin-top="0in" fo:margin-bottom="0.1965in" style:contextual-spacing="false"/>
    </style:style>
    <style:style style:name="P68" style:family="paragraph" style:parent-style-name="Text_20_body" style:list-style-name="L27"/>
    <style:style style:name="P69" style:family="paragraph" style:parent-style-name="Preformatted_20_Text" style:list-style-name="L27"/>
    <style:style style:name="P70" style:family="paragraph" style:parent-style-name="Preformatted_20_Text" style:list-style-name="L27">
      <style:paragraph-properties fo:margin-top="0in" fo:margin-bottom="0.1965in" style:contextual-spacing="false"/>
    </style:style>
    <style:style style:name="P71" style:family="paragraph" style:parent-style-name="Text_20_body" style:list-style-name="L27">
      <style:paragraph-properties fo:margin-top="0in" fo:margin-bottom="0in" style:contextual-spacing="false"/>
    </style:style>
    <style:style style:name="P72" style:family="paragraph" style:parent-style-name="Text_20_body" style:list-style-name="L28">
      <style:paragraph-properties fo:margin-top="0in" fo:margin-bottom="0in" style:contextual-spacing="false"/>
    </style:style>
    <style:style style:name="P73" style:family="paragraph" style:parent-style-name="Text_20_body" style:list-style-name="L28"/>
    <style:style style:name="P74" style:family="paragraph" style:parent-style-name="Preformatted_20_Text" style:list-style-name="L28"/>
    <style:style style:name="P75" style:family="paragraph" style:parent-style-name="Preformatted_20_Text" style:list-style-name="L28">
      <style:paragraph-properties fo:margin-top="0in" fo:margin-bottom="0.1965in" style:contextual-spacing="false"/>
    </style:style>
    <style:style style:name="P76" style:family="paragraph" style:parent-style-name="Text_20_body" style:list-style-name="L29"/>
    <style:style style:name="P77" style:family="paragraph" style:parent-style-name="Text_20_body" style:list-style-name="L29">
      <style:paragraph-properties fo:margin-top="0in" fo:margin-bottom="0in" style:contextual-spacing="false"/>
    </style:style>
    <style:style style:name="P78" style:family="paragraph" style:parent-style-name="Text_20_body" style:list-style-name="L30">
      <style:paragraph-properties fo:margin-top="0in" fo:margin-bottom="0in" style:contextual-spacing="false"/>
    </style:style>
    <style:style style:name="P79" style:family="paragraph" style:parent-style-name="Text_20_body" style:list-style-name="L30"/>
    <style:style style:name="P80" style:family="paragraph" style:parent-style-name="Preformatted_20_Text" style:list-style-name="L30"/>
    <style:style style:name="P81" style:family="paragraph" style:parent-style-name="Preformatted_20_Text" style:list-style-name="L30">
      <style:paragraph-properties fo:margin-top="0in" fo:margin-bottom="0.1965in" style:contextual-spacing="false"/>
    </style:style>
    <style:style style:name="P82" style:family="paragraph" style:parent-style-name="Text_20_body" style:list-style-name="L31"/>
    <style:style style:name="P83" style:family="paragraph" style:parent-style-name="Text_20_body" style:list-style-name="L31">
      <style:paragraph-properties fo:margin-top="0in" fo:margin-bottom="0in" style:contextual-spacing="false"/>
    </style:style>
    <style:style style:name="P84" style:family="paragraph" style:parent-style-name="Text_20_body" style:list-style-name="L32">
      <style:paragraph-properties fo:margin-top="0in" fo:margin-bottom="0in" style:contextual-spacing="false"/>
    </style:style>
    <style:style style:name="P85" style:family="paragraph" style:parent-style-name="Text_20_body" style:list-style-name="L32"/>
    <style:style style:name="P86" style:family="paragraph" style:parent-style-name="Text_20_body" style:list-style-name="L33"/>
    <style:style style:name="P87" style:family="paragraph" style:parent-style-name="Text_20_body" style:list-style-name="L33">
      <style:paragraph-properties fo:margin-top="0in" fo:margin-bottom="0in" style:contextual-spacing="false"/>
    </style:style>
    <style:style style:name="P88" style:family="paragraph" style:parent-style-name="Text_20_body" style:list-style-name="L34">
      <style:paragraph-properties fo:margin-top="0in" fo:margin-bottom="0in" style:contextual-spacing="false"/>
    </style:style>
    <style:style style:name="P89" style:family="paragraph" style:parent-style-name="Text_20_body" style:list-style-name="L34"/>
    <style:style style:name="P90" style:family="paragraph" style:parent-style-name="Text_20_body" style:list-style-name="L35">
      <style:paragraph-properties fo:margin-top="0in" fo:margin-bottom="0in" style:contextual-spacing="false"/>
    </style:style>
    <style:style style:name="P91" style:family="paragraph" style:parent-style-name="Text_20_body" style:list-style-name="L35"/>
    <style:style style:name="P92" style:family="paragraph" style:parent-style-name="Text_20_body" style:list-style-name="L36">
      <style:paragraph-properties fo:margin-top="0in" fo:margin-bottom="0in" style:contextual-spacing="false"/>
    </style:style>
    <style:style style:name="P93" style:family="paragraph" style:parent-style-name="Text_20_body" style:list-style-name="L36"/>
    <style:style style:name="P94" style:family="paragraph" style:parent-style-name="Text_20_body" style:list-style-name="L37"/>
    <style:style style:name="P95" style:family="paragraph" style:parent-style-name="Text_20_body" style:list-style-name="L38">
      <style:paragraph-properties fo:margin-top="0in" fo:margin-bottom="0in" style:contextual-spacing="false"/>
    </style:style>
    <style:style style:name="P96" style:family="paragraph" style:parent-style-name="Text_20_body" style:list-style-name="L38"/>
    <style:style style:name="P97" style:family="paragraph" style:parent-style-name="Text_20_body" style:list-style-name="L39">
      <style:paragraph-properties fo:margin-top="0in" fo:margin-bottom="0in" style:contextual-spacing="false"/>
    </style:style>
    <style:style style:name="P98" style:family="paragraph" style:parent-style-name="Text_20_body" style:list-style-name="L39"/>
    <style:style style:name="P99" style:family="paragraph" style:parent-style-name="Text_20_body" style:list-style-name="L40">
      <style:paragraph-properties fo:margin-top="0in" fo:margin-bottom="0in" style:contextual-spacing="false"/>
    </style:style>
    <style:style style:name="P100" style:family="paragraph" style:parent-style-name="Text_20_body" style:list-style-name="L40"/>
    <style:style style:name="P101" style:family="paragraph" style:parent-style-name="Text_20_body" style:list-style-name="L41">
      <style:paragraph-properties fo:margin-top="0in" fo:margin-bottom="0in" style:contextual-spacing="false"/>
    </style:style>
    <style:style style:name="P102" style:family="paragraph" style:parent-style-name="Text_20_body" style:list-style-name="L41"/>
    <style:style style:name="P103" style:family="paragraph" style:parent-style-name="Text_20_body" style:list-style-name="L42">
      <style:paragraph-properties fo:margin-top="0in" fo:margin-bottom="0in" style:contextual-spacing="false"/>
    </style:style>
    <style:style style:name="P104" style:family="paragraph" style:parent-style-name="Text_20_body" style:list-style-name="L42"/>
    <style:style style:name="P105" style:family="paragraph" style:parent-style-name="Text_20_body" style:list-style-name="L43">
      <style:paragraph-properties fo:margin-top="0in" fo:margin-bottom="0in" style:contextual-spacing="false"/>
    </style:style>
    <style:style style:name="P106" style:family="paragraph" style:parent-style-name="Text_20_body" style:list-style-name="L43"/>
    <style:style style:name="P107" style:family="paragraph" style:parent-style-name="Text_20_body" style:list-style-name="L44">
      <style:paragraph-properties fo:margin-top="0in" fo:margin-bottom="0in" style:contextual-spacing="false"/>
    </style:style>
    <style:style style:name="P108" style:family="paragraph" style:parent-style-name="Text_20_body" style:list-style-name="L44"/>
    <style:style style:name="P109" style:family="paragraph" style:parent-style-name="Preformatted_20_Text" style:list-style-name="L44"/>
    <style:style style:name="P110" style:family="paragraph" style:parent-style-name="Preformatted_20_Text" style:list-style-name="L44">
      <style:paragraph-properties fo:margin-top="0in" fo:margin-bottom="0.1965in" style:contextual-spacing="false"/>
    </style:style>
    <style:style style:name="P111" style:family="paragraph" style:parent-style-name="Text_20_body" style:list-style-name="L45"/>
    <style:style style:name="P112" style:family="paragraph" style:parent-style-name="Preformatted_20_Text" style:list-style-name="L45"/>
    <style:style style:name="P113" style:family="paragraph" style:parent-style-name="Preformatted_20_Text" style:list-style-name="L45">
      <style:paragraph-properties fo:margin-top="0in" fo:margin-bottom="0.1965in" style:contextual-spacing="false"/>
    </style:style>
    <style:style style:name="P114" style:family="paragraph" style:parent-style-name="Text_20_body" style:list-style-name="L45">
      <style:paragraph-properties fo:margin-top="0in" fo:margin-bottom="0in" style:contextual-spacing="false"/>
    </style:style>
    <style:style style:name="P115" style:family="paragraph" style:parent-style-name="Text_20_body" style:list-style-name="L46">
      <style:paragraph-properties fo:margin-top="0in" fo:margin-bottom="0in" style:contextual-spacing="false"/>
    </style:style>
    <style:style style:name="P116" style:family="paragraph" style:parent-style-name="Text_20_body" style:list-style-name="L46"/>
    <style:style style:name="P117" style:family="paragraph" style:parent-style-name="Preformatted_20_Text" style:list-style-name="L46"/>
    <style:style style:name="P118" style:family="paragraph" style:parent-style-name="Preformatted_20_Text" style:list-style-name="L46">
      <style:paragraph-properties fo:margin-top="0in" fo:margin-bottom="0.1965in" style:contextual-spacing="false"/>
    </style:style>
    <style:style style:name="P119" style:family="paragraph" style:parent-style-name="Text_20_body" style:list-style-name="L47"/>
    <style:style style:name="P120" style:family="paragraph" style:parent-style-name="Preformatted_20_Text" style:list-style-name="L47"/>
    <style:style style:name="P121" style:family="paragraph" style:parent-style-name="Preformatted_20_Text" style:list-style-name="L47">
      <style:paragraph-properties fo:margin-top="0in" fo:margin-bottom="0.1965in" style:contextual-spacing="false"/>
    </style:style>
    <style:style style:name="P122" style:family="paragraph" style:parent-style-name="Text_20_body" style:list-style-name="L47">
      <style:paragraph-properties fo:margin-top="0in" fo:margin-bottom="0in" style:contextual-spacing="false"/>
    </style:style>
    <style:style style:name="P123" style:family="paragraph" style:parent-style-name="Text_20_body" style:list-style-name="L48">
      <style:paragraph-properties fo:margin-top="0in" fo:margin-bottom="0in" style:contextual-spacing="false"/>
    </style:style>
    <style:style style:name="P124" style:family="paragraph" style:parent-style-name="Text_20_body" style:list-style-name="L48"/>
    <style:style style:name="P125" style:family="paragraph" style:parent-style-name="Preformatted_20_Text" style:list-style-name="L48"/>
    <style:style style:name="P126" style:family="paragraph" style:parent-style-name="Preformatted_20_Text" style:list-style-name="L48">
      <style:paragraph-properties fo:margin-top="0in" fo:margin-bottom="0.1965in" style:contextual-spacing="false"/>
    </style:style>
    <style:style style:name="P127" style:family="paragraph" style:parent-style-name="Text_20_body" style:list-style-name="L49"/>
    <style:style style:name="P128" style:family="paragraph" style:parent-style-name="Text_20_body" style:list-style-name="L49">
      <style:paragraph-properties fo:margin-top="0in" fo:margin-bottom="0in" style:contextual-spacing="false"/>
    </style:style>
    <style:style style:name="P129" style:family="paragraph" style:parent-style-name="Text_20_body" style:list-style-name="L50">
      <style:paragraph-properties fo:margin-top="0in" fo:margin-bottom="0in" style:contextual-spacing="false"/>
    </style:style>
    <style:style style:name="P130" style:family="paragraph" style:parent-style-name="Text_20_body" style:list-style-name="L50"/>
    <style:style style:name="P131" style:family="paragraph" style:parent-style-name="Text_20_body" style:list-style-name="L51">
      <style:paragraph-properties fo:margin-top="0in" fo:margin-bottom="0in" style:contextual-spacing="false"/>
    </style:style>
    <style:style style:name="P132" style:family="paragraph" style:parent-style-name="Text_20_body" style:list-style-name="L51"/>
    <style:style style:name="T1" style:family="text">
      <style:text-properties officeooo:rsid="0012afb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Eldo-Hub Data Science</text:span></text:h>
      <text:h text:style-name="P1" text:outline-level="1"><text:span text:style-name="T1">Topic 1: </text:span></text:h>
      <text:h text:style-name="P1" text:outline-level="1">Introduction to CS and Programming using Python</text:h>
      <text:p text:style-name="Horizontal_20_Line"/>
      <text:h text:style-name="Heading_20_2" text:outline-level="2">1. Welcome and Overview (10 minutes)</text:h>
      <text:list text:style-name="L1">
        <text:list-item>
          <text:p text:style-name="P2"><text:span text:style-name="Strong_20_Emphasis">Introduction to the Session:</text:span> </text:p>
          <text:list>
            <text:list-item>
              <text:p text:style-name="P2">Welcome the students and introduce yourself as an experienced data scientist with 15 years’ experience in data science and software engineering. </text:p>
            </text:list-item>
            <text:list-item>
              <text:p text:style-name="P2">Explain the goal of the lecture: to ease into computer science and programming using Python. </text:p>
            </text:list-item>
          </text:list>
        </text:list-item>
        <text:list-item>
          <text:p text:style-name="P2"><text:span text:style-name="Strong_20_Emphasis">What is Computer Science?</text:span> </text:p>
          <text:list>
            <text:list-item>
              <text:p text:style-name="P2">A broad field covering computation, algorithms, and problem solving. </text:p>
            </text:list-item>
            <text:list-item>
              <text:p text:style-name="P2">Emphasize that computer science is not only about coding but about thinking critically and solving problems in creative ways. </text:p>
            </text:list-item>
          </text:list>
        </text:list-item>
        <text:list-item>
          <text:p text:style-name="P2"><text:span text:style-name="Strong_20_Emphasis">Why Python?</text:span> </text:p>
          <text:list>
            <text:list-item>
              <text:p text:style-name="P2">Python is a beginner-friendly language that is widely used in data science, web development, and automation. </text:p>
            </text:list-item>
            <text:list-item>
              <text:p text:style-name="P2">It is known for its clean syntax and readability, making it ideal for newcomers. </text:p>
            </text:list-item>
          </text:list>
        </text:list-item>
        <text:list-item>
          <text:p text:style-name="P2"><text:span text:style-name="Strong_20_Emphasis">Brief Look at the OSSU Repository:</text:span> </text:p>
          <text:list>
            <text:list-item>
              <text:p text:style-name="P2">Show an overview of the GitHub repository (e.g., "computer-science" forked from OSSU). </text:p>
            </text:list-item>
            <text:list-item>
              <text:p text:style-name="P2">Explain that this repository is a guide to computer science fundamentals and offers a path to a free, self-taught education. </text:p>
            </text:list-item>
            <text:list-item>
              <text:p text:style-name="P3">Mention that software engineering practices (code style, debugging, version control) learned here will be useful later in data science. </text:p>
            </text:list-item>
          </text:list>
        </text:list-item>
      </text:list>
      <text:p text:style-name="Horizontal_20_Line"/>
      <text:h text:style-name="Heading_20_2" text:outline-level="2">2. Introduction to Python Fundamentals (20 minutes)</text:h>
      <text:h text:style-name="Heading_20_3" text:outline-level="3">2.1 What is Python?</text:h>
      <text:list text:style-name="L2">
        <text:list-item>
          <text:p text:style-name="P4"><text:span text:style-name="Strong_20_Emphasis">Definition:</text:span> </text:p>
          <text:list>
            <text:list-item>
              <text:p text:style-name="P4"><text:soft-page-break/>Python is a programming language created for clear code expression and ease of learning. </text:p>
            </text:list-item>
          </text:list>
        </text:list-item>
        <text:list-item>
          <text:p text:style-name="P4"><text:span text:style-name="Strong_20_Emphasis">Python in Real-world Applications:</text:span> </text:p>
          <text:list>
            <text:list-item>
              <text:p text:style-name="P5">Data analysis, web applications, machine learning, automation, etc. </text:p>
            </text:list-item>
          </text:list>
        </text:list-item>
      </text:list>
      <text:h text:style-name="Heading_20_3" text:outline-level="3">2.2 Basic Python Concepts</text:h>
      <text:list text:style-name="L3">
        <text:list-item>
          <text:p text:style-name="P6"><text:span text:style-name="Strong_20_Emphasis">Objects and Types:</text:span></text:p>
          <text:list>
            <text:list-item>
              <text:p text:style-name="P6">Explain that every element in Python is an object (e.g., numbers, strings).</text:p>
            </text:list-item>
            <text:list-item>
              <text:p text:style-name="P6">Demonstrate using the <text:span text:style-name="Source_20_Text">type()</text:span> function:</text:p>
              <text:p text:style-name="P7"><text:span text:style-name="Source_20_Text">python</text:span></text:p>
              <text:p text:style-name="P7"><text:span text:style-name="Source_20_Text">CopyEdit</text:span></text:p>
              <text:p text:style-name="P7"><text:span text:style-name="Source_20_Text">type(5) <text:s text:c="5"/># int</text:span></text:p>
              <text:p text:style-name="P7"><text:span text:style-name="Source_20_Text">type(3.0) <text:s text:c="3"/># float</text:span></text:p>
              <text:p text:style-name="P8"/>
            </text:list-item>
          </text:list>
        </text:list-item>
        <text:list-item>
          <text:p text:style-name="P6"><text:span text:style-name="Strong_20_Emphasis">Variables and Bindings:</text:span></text:p>
          <text:list>
            <text:list-item>
              <text:p text:style-name="P6">Definition: A variable is a name that holds data (a binding between a name and an object).</text:p>
            </text:list-item>
            <text:list-item>
              <text:p text:style-name="P6">Example:</text:p>
              <text:p text:style-name="P7"><text:span text:style-name="Source_20_Text">python</text:span></text:p>
              <text:p text:style-name="P7"><text:span text:style-name="Source_20_Text">CopyEdit</text:span></text:p>
              <text:p text:style-name="P7"><text:span text:style-name="Source_20_Text">pi = 355/113 <text:s/># approximate value for pi</text:span></text:p>
              <text:p text:style-name="P7"><text:span text:style-name="Source_20_Text">radius = 2.2</text:span></text:p>
              <text:p text:style-name="P7"><text:span text:style-name="Source_20_Text">area = pi * (radius**2)</text:span></text:p>
              <text:p text:style-name="P7"><text:span text:style-name="Source_20_Text">circumference = pi * (radius*2)</text:span></text:p>
              <text:p text:style-name="P8"/>
            </text:list-item>
          </text:list>
        </text:list-item>
      </text:list>
      <text:h text:style-name="Heading_20_3" text:outline-level="3">2.3 Data Conversion and Expressions</text:h>
      <text:list text:style-name="L4">
        <text:list-item>
          <text:p text:style-name="P9"><text:span text:style-name="Strong_20_Emphasis">Data Conversion:</text:span></text:p>
          <text:list>
            <text:list-item>
              <text:p text:style-name="P9">Converting data types is key (e.g., from int to float or vice versa).</text:p>
              <text:p text:style-name="P10"><text:span text:style-name="Source_20_Text">python</text:span></text:p>
              <text:p text:style-name="P10"><text:span text:style-name="Source_20_Text">CopyEdit</text:span></text:p>
              <text:p text:style-name="P10"><text:span text:style-name="Source_20_Text">float(3) <text:s/># converts 3 to 3.0</text:span></text:p>
              <text:p text:style-name="P10"><text:span text:style-name="Source_20_Text">int(3.9) <text:s/># converts to 3</text:span></text:p>
              <text:p text:style-name="P10"><text:span text:style-name="Source_20_Text">round(3.9) <text:s/># rounds to 4</text:span></text:p>
              <text:p text:style-name="P11"/>
            </text:list-item>
          </text:list>
        </text:list-item>
        <text:list-item>
          <text:p text:style-name="P9"><text:span text:style-name="Strong_20_Emphasis">Mathematical Expressions:</text:span></text:p>
          <text:list>
            <text:list-item>
              <text:p text:style-name="P9">Demonstrate basic arithmetic:</text:p>
              <text:p text:style-name="P10"><text:span text:style-name="Source_20_Text">python</text:span></text:p>
              <text:p text:style-name="P10"><text:span text:style-name="Source_20_Text">CopyEdit</text:span></text:p>
              <text:p text:style-name="P10"><text:span text:style-name="Source_20_Text">3 + 2</text:span></text:p>
              <text:p text:style-name="P10"><text:span text:style-name="Source_20_Text">(4 + 2) * 6 - 1</text:span></text:p>
              <text:p text:style-name="P10"><text:span text:style-name="Source_20_Text">float((4 + 2) * 6 - 1)</text:span></text:p>
              <text:p text:style-name="P11"><text:soft-page-break/></text:p>
            </text:list-item>
          </text:list>
        </text:list-item>
      </text:list>
      <text:p text:style-name="Horizontal_20_Line"/>
      <text:h text:style-name="Heading_20_2" text:outline-level="2">3. Working with the Interactive Console and IDEs (15 minutes)</text:h>
      <text:h text:style-name="Heading_20_3" text:outline-level="3">3.1 Using the Console</text:h>
      <text:list text:style-name="L5">
        <text:list-item>
          <text:p text:style-name="P12"><text:span text:style-name="Strong_20_Emphasis">Why Use the Console?</text:span> </text:p>
          <text:list>
            <text:list-item>
              <text:p text:style-name="P12">It allows for quick testing and exploration of code. </text:p>
            </text:list-item>
          </text:list>
        </text:list-item>
        <text:list-item>
          <text:p text:style-name="P12"><text:span text:style-name="Strong_20_Emphasis">Demo:</text:span> </text:p>
          <text:list>
            <text:list-item>
              <text:p text:style-name="P13">Show how to open a Python interactive shell and type commands (e.g., testing types, data conversion). </text:p>
            </text:list-item>
          </text:list>
        </text:list-item>
      </text:list>
      <text:h text:style-name="Heading_20_3" text:outline-level="3">3.2 IDEs (Integrated Development Environments)</text:h>
      <text:list text:style-name="L6">
        <text:list-item>
          <text:p text:style-name="P14"><text:span text:style-name="Strong_20_Emphasis">Definition and Importance:</text:span> </text:p>
          <text:list>
            <text:list-item>
              <text:p text:style-name="P14">An IDE is a tool that helps programmers write, test, and debug code efficiently. </text:p>
            </text:list-item>
          </text:list>
        </text:list-item>
        <text:list-item>
          <text:p text:style-name="P14"><text:span text:style-name="Strong_20_Emphasis">Common IDEs for Python:</text:span> </text:p>
          <text:list>
            <text:list-item>
              <text:p text:style-name="P14">Spyder, VS Code, PyCharm, and even the online environment Google Colab. </text:p>
            </text:list-item>
          </text:list>
        </text:list-item>
        <text:list-item>
          <text:p text:style-name="P14"><text:span text:style-name="Strong_20_Emphasis">Auto-complete Feature:</text:span> </text:p>
          <text:list>
            <text:list-item>
              <text:p text:style-name="P14">Explain how IDEs can suggest variable names and methods, improving productivity. </text:p>
            </text:list-item>
            <text:list-item>
              <text:p text:style-name="P15">Demonstrate by typing a variable name and using auto-completion. </text:p>
            </text:list-item>
          </text:list>
        </text:list-item>
      </text:list>
      <text:p text:style-name="Horizontal_20_Line"/>
      <text:h text:style-name="Heading_20_2" text:outline-level="2">4. Code Style and Best Practices (15 minutes)</text:h>
      <text:h text:style-name="Heading_20_3" text:outline-level="3">4.1 What is Code Style?</text:h>
      <text:list text:style-name="L7">
        <text:list-item>
          <text:p text:style-name="P16"><text:span text:style-name="Strong_20_Emphasis">Definition:</text:span> </text:p>
          <text:list>
            <text:list-item>
              <text:p text:style-name="P16">Code style refers to the consistent formatting and conventions that make code readable and maintainable. </text:p>
            </text:list-item>
          </text:list>
        </text:list-item>
        <text:list-item>
          <text:p text:style-name="P16"><text:span text:style-name="Strong_20_Emphasis">Importance:</text:span> </text:p>
          <text:list>
            <text:list-item>
              <text:p text:style-name="P17">Clear formatting helps in debugging, collaboration, and future maintenance. </text:p>
            </text:list-item>
          </text:list>
        </text:list-item>
      </text:list>
      <text:h text:style-name="Heading_20_3" text:outline-level="3">4.2 Examples of Good Code Style</text:h>
      <text:list text:style-name="L8">
        <text:list-item>
          <text:p text:style-name="P18"><text:span text:style-name="Strong_20_Emphasis">Compare Examples:</text:span></text:p>
          <text:list>
            <text:list-item>
              <text:p text:style-name="P19">Display side-by-side examples (Example 1, 2, and 3 provided earlier) that calculate the area and circumference. </text:p>
            </text:list-item>
          </text:list>
        </text:list-item>
        <text:list-item>
          <text:p text:style-name="P18"><text:span text:style-name="Strong_20_Emphasis">Commenting and Readability:</text:span></text:p>
          <text:list>
            <text:list-item>
              <text:p text:style-name="P18">Use comments to explain code.</text:p>
              <text:p text:style-name="P20"><text:span text:style-name="Source_20_Text">python</text:span></text:p>
              <text:p text:style-name="P20"><text:span text:style-name="Source_20_Text">CopyEdit</text:span></text:p>
              <text:p text:style-name="P20"><text:soft-page-break/><text:span text:style-name="Source_20_Text"># calculate area and circumference of a circle using an approximation for pi</text:span></text:p>
              <text:p text:style-name="P20"><text:span text:style-name="Source_20_Text">pi = 355/113</text:span></text:p>
              <text:p text:style-name="P20"><text:span text:style-name="Source_20_Text">radius = 2.2</text:span></text:p>
              <text:p text:style-name="P20"><text:span text:style-name="Source_20_Text">area = pi * (radius**2)</text:span></text:p>
              <text:p text:style-name="P20"><text:span text:style-name="Source_20_Text">circumference = pi * (radius*2)</text:span></text:p>
              <text:p text:style-name="P21"/>
            </text:list-item>
          </text:list>
        </text:list-item>
        <text:list-item>
          <text:p text:style-name="P18"><text:span text:style-name="Strong_20_Emphasis">Editing and Updating Bindings:</text:span></text:p>
          <text:list>
            <text:list-item>
              <text:p text:style-name="P18">Show how variables can change over time in the code, e.g.:</text:p>
              <text:p text:style-name="P20"><text:span text:style-name="Source_20_Text">python</text:span></text:p>
              <text:p text:style-name="P20"><text:span text:style-name="Source_20_Text">CopyEdit</text:span></text:p>
              <text:p text:style-name="P20"><text:span text:style-name="Source_20_Text">pi = 3.14 <text:s/># Reassigning pi</text:span></text:p>
              <text:p text:style-name="P20"><text:span text:style-name="Source_20_Text">radius = 2.2</text:span></text:p>
              <text:p text:style-name="P20"><text:span text:style-name="Source_20_Text">area = pi * (radius**2)</text:span></text:p>
              <text:p text:style-name="P20"><text:span text:style-name="Source_20_Text">radius = radius + 1 <text:s/># updating the radius</text:span></text:p>
              <text:p text:style-name="P21"/>
            </text:list-item>
          </text:list>
        </text:list-item>
      </text:list>
      <text:p text:style-name="Horizontal_20_Line"/>
      <text:h text:style-name="Heading_20_2" text:outline-level="2">5. Debugging and Fixing Common Errors (20 minutes)</text:h>
      <text:h text:style-name="Heading_20_3" text:outline-level="3">5.1 Debugging Exercise</text:h>
      <text:list text:style-name="L9">
        <text:list-item>
          <text:p text:style-name="P22"><text:span text:style-name="Strong_20_Emphasis">Explain Common Bugs:</text:span> </text:p>
          <text:list>
            <text:list-item>
              <text:p text:style-name="P22">Mistakes such as incorrect swapping of variables. </text:p>
            </text:list-item>
          </text:list>
        </text:list-item>
        <text:list-item>
          <text:p text:style-name="P22"><text:span text:style-name="Strong_20_Emphasis">Hands-on Debugging Example:</text:span> </text:p>
          <text:list>
            <text:list-item>
              <text:p text:style-name="P23">Present buggy code for swapping variables:</text:p>
              <text:p text:style-name="P24"><text:span text:style-name="Source_20_Text">python</text:span></text:p>
              <text:p text:style-name="P24"><text:span text:style-name="Source_20_Text">CopyEdit</text:span></text:p>
              <text:p text:style-name="P24"><text:span text:style-name="Source_20_Text">x = 1</text:span></text:p>
              <text:p text:style-name="P24"><text:span text:style-name="Source_20_Text">y = 2</text:span></text:p>
              <text:p text:style-name="P24"><text:span text:style-name="Source_20_Text"># Incorrect swap:</text:span></text:p>
              <text:p text:style-name="P24"><text:span text:style-name="Source_20_Text">y = x</text:span></text:p>
              <text:p text:style-name="P24"><text:span text:style-name="Source_20_Text">x = y</text:span></text:p>
              <text:p text:style-name="P25"/>
            </text:list-item>
            <text:list-item>
              <text:p text:style-name="P23"><text:span text:style-name="Strong_20_Emphasis">Ask the Students:</text:span></text:p>
              <text:list>
                <text:list-item>
                  <text:p text:style-name="P22">"How can we properly swap these values?" </text:p>
                </text:list-item>
              </text:list>
            </text:list-item>
            <text:list-item>
              <text:p text:style-name="P23"><text:span text:style-name="Strong_20_Emphasis">Solution:</text:span></text:p>
              <text:list>
                <text:list-item>
                  <text:p text:style-name="P23">Use a temporary variable:</text:p>
                  <text:p text:style-name="P24"><text:span text:style-name="Source_20_Text">python</text:span></text:p>
                  <text:p text:style-name="P24"><text:span text:style-name="Source_20_Text">CopyEdit</text:span></text:p>
                  <text:p text:style-name="P24"><text:span text:style-name="Source_20_Text">x = 1</text:span></text:p>
                  <text:p text:style-name="P24"><text:span text:style-name="Source_20_Text">y = 2</text:span></text:p>
                  <text:p text:style-name="P24"><text:span text:style-name="Source_20_Text">temp = x</text:span></text:p>
                  <text:p text:style-name="P24"><text:span text:style-name="Source_20_Text">x = y</text:span></text:p>
                  <text:p text:style-name="P24"><text:span text:style-name="Source_20_Text">y = temp</text:span></text:p>
                  <text:p text:style-name="P25"/>
                </text:list-item>
                <text:list-item>
                  <text:p text:style-name="P23"><text:soft-page-break/>Or in Python:</text:p>
                  <text:p text:style-name="P24"><text:span text:style-name="Source_20_Text">python</text:span></text:p>
                  <text:p text:style-name="P24"><text:span text:style-name="Source_20_Text">CopyEdit</text:span></text:p>
                  <text:p text:style-name="P24"><text:span text:style-name="Source_20_Text">x, y = y, x </text:span></text:p>
                  <text:p text:style-name="P25"/>
                </text:list-item>
              </text:list>
            </text:list-item>
          </text:list>
        </text:list-item>
      </text:list>
      <text:h text:style-name="Heading_20_3" text:outline-level="3">5.2 Tools for Debugging</text:h>
      <text:list text:style-name="L10">
        <text:list-item>
          <text:p text:style-name="P26"><text:span text:style-name="Strong_20_Emphasis">IDEs and Debuggers:</text:span> </text:p>
          <text:list>
            <text:list-item>
              <text:p text:style-name="P26">Briefly explain how the IDE’s debugger can help pinpoint issues. </text:p>
            </text:list-item>
          </text:list>
        </text:list-item>
        <text:list-item>
          <text:p text:style-name="P26"><text:span text:style-name="Strong_20_Emphasis">Emphasize Error Messages:</text:span> </text:p>
          <text:list>
            <text:list-item>
              <text:p text:style-name="P27">Reading error messages in the console gives hints to what went wrong. </text:p>
            </text:list-item>
          </text:list>
        </text:list-item>
      </text:list>
      <text:p text:style-name="Horizontal_20_Line"/>
      <text:h text:style-name="Heading_20_2" text:outline-level="2">6. Practical Coding: Hands-on Lab (25 minutes)</text:h>
      <text:h text:style-name="Heading_20_3" text:outline-level="3">6.1 Interactive Code Session</text:h>
      <text:list text:style-name="L11">
        <text:list-item>
          <text:p text:style-name="P28"><text:span text:style-name="Strong_20_Emphasis">Step-by-Step Code Walkthrough:</text:span> </text:p>
          <text:list>
            <text:list-item>
              <text:p text:style-name="P28">Ask students to open the Python console or an IDE (Spyder if available). </text:p>
            </text:list-item>
            <text:list-item>
              <text:p text:style-name="P28">Type the provided interactive code snippets one by one: </text:p>
              <text:list>
                <text:list-item>
                  <text:p text:style-name="P28">Testing data types. </text:p>
                </text:list-item>
                <text:list-item>
                  <text:p text:style-name="P28">Converting data types. </text:p>
                </text:list-item>
                <text:list-item>
                  <text:p text:style-name="P28">Creating and using variables (pi, radius, area, circumference). </text:p>
                </text:list-item>
              </text:list>
            </text:list-item>
          </text:list>
        </text:list-item>
        <text:list-item>
          <text:p text:style-name="P28"><text:span text:style-name="Strong_20_Emphasis">Encourage Experimentation:</text:span> </text:p>
          <text:list>
            <text:list-item>
              <text:p text:style-name="P28">Invite students to change variable values. </text:p>
            </text:list-item>
            <text:list-item>
              <text:p text:style-name="P29">Allow them to see how changes affect the output (e.g., updating the radius and recalculating the area). </text:p>
            </text:list-item>
          </text:list>
        </text:list-item>
      </text:list>
      <text:h text:style-name="Heading_20_3" text:outline-level="3">6.2 Autocomplete and Code Navigation</text:h>
      <text:list text:style-name="L12">
        <text:list-item>
          <text:p text:style-name="P30"><text:span text:style-name="Strong_20_Emphasis">Hands-on with Autocomplete:</text:span> </text:p>
          <text:list>
            <text:list-item>
              <text:p text:style-name="P30">Show how starting to type a long variable name (e.g., <text:span text:style-name="Source_20_Text">a_very_long_variable_name_dont_name_them_this_long_pls</text:span>) and using autocomplete speeds up coding. </text:p>
            </text:list-item>
          </text:list>
        </text:list-item>
        <text:list-item>
          <text:p text:style-name="P30"><text:span text:style-name="Strong_20_Emphasis">Question and Answer Time:</text:span> </text:p>
          <text:list>
            <text:list-item>
              <text:p text:style-name="P31">Address any confusions or errors in real-time. </text:p>
            </text:list-item>
          </text:list>
        </text:list-item>
      </text:list>
      <text:p text:style-name="Horizontal_20_Line"/>
      <text:h text:style-name="Heading_20_2" text:outline-level="2">7. Wrap-Up, Q&amp;A, and Next Steps (15 minutes)</text:h>
      <text:h text:style-name="Heading_20_3" text:outline-level="3">7.1 Summary of Key Concepts</text:h>
      <text:list text:style-name="L13">
        <text:list-item>
          <text:p text:style-name="P32"><text:span text:style-name="Strong_20_Emphasis">Recap:</text:span> </text:p>
          <text:list>
            <text:list-item>
              <text:p text:style-name="P32"><text:soft-page-break/>Every value in Python is an object. </text:p>
            </text:list-item>
            <text:list-item>
              <text:p text:style-name="P32">Variables are names that reference objects. </text:p>
            </text:list-item>
            <text:list-item>
              <text:p text:style-name="P32">Type conversion and expressions are essential to manipulate data. </text:p>
            </text:list-item>
            <text:list-item>
              <text:p text:style-name="P33">IDEs and good coding style improve the programming experience. </text:p>
            </text:list-item>
          </text:list>
        </text:list-item>
      </text:list>
      <text:h text:style-name="Heading_20_3" text:outline-level="3">7.2 Link to Further Study</text:h>
      <text:list text:style-name="L14">
        <text:list-item>
          <text:p text:style-name="P34"><text:span text:style-name="Strong_20_Emphasis">MIT OCW Course:</text:span></text:p>
          <text:list>
            <text:list-item>
              <text:p text:style-name="P34">Encourage students to check out the <text:span text:style-name="Strong_20_Emphasis">"Introduction to Computer Science and Programming in Python"</text:span> on MIT’s OCW platform:</text:p>
              <text:p text:style-name="P34"><text:a xlink:type="simple" xlink:href="https://ocw.mit.edu/courses/6-100l-introduction-to-cs-and-programming-using-python-fall-2022/pages/material-by-lecture/" text:style-name="Internet_20_link" text:visited-style-name="Visited_20_Internet_20_Link">MIT OCW Course Materials</text:a></text:p>
            </text:list-item>
          </text:list>
        </text:list-item>
        <text:list-item>
          <text:p text:style-name="P34"><text:span text:style-name="Strong_20_Emphasis">Repository for Additional Resources:</text:span></text:p>
          <text:list>
            <text:list-item>
              <text:p text:style-name="P34">Point them to the OSSU computer science repository for self-paced learning and understanding of broader software engineering concepts. </text:p>
            </text:list-item>
          </text:list>
        </text:list-item>
      </text:list>
      <text:h text:style-name="Heading_20_3" text:outline-level="3">7.3 Q&amp;A Session</text:h>
      <text:list text:style-name="L15">
        <text:list-item>
          <text:p text:style-name="P35">Open the floor for any questions. </text:p>
        </text:list-item>
        <text:list-item>
          <text:p text:style-name="P36">Encourage discussion on which parts they found most interesting or challenging. </text:p>
        </text:list-item>
      </text:list>
      <text:p text:style-name="Horizontal_20_Line"/>
      <text:h text:style-name="Heading_20_2" text:outline-level="2">8. Supplementary Materials and Practice</text:h>
      <text:h text:style-name="Heading_20_3" text:outline-level="3">8.1 Lecture Practice Code (to be executed interactively)</text:h>
      <text:list text:style-name="L16">
        <text:list-item>
          <text:p text:style-name="P37"><text:span text:style-name="Strong_20_Emphasis">Type This in the Console:</text:span></text:p>
          <text:p text:style-name="P38"><text:span text:style-name="Source_20_Text">python</text:span></text:p>
          <text:p text:style-name="P38"><text:span text:style-name="Source_20_Text">CopyEdit</text:span></text:p>
          <text:p text:style-name="P38"><text:span text:style-name="Source_20_Text"># Checking the type of different objects</text:span></text:p>
          <text:p text:style-name="P38"><text:span text:style-name="Source_20_Text">print(type(5)) <text:s text:c="7"/># Should output: &lt;class 'int'&gt;</text:span></text:p>
          <text:p text:style-name="P38"><text:span text:style-name="Source_20_Text">print(type(3.0)) <text:s text:c="5"/># Should output: &lt;class 'float'&gt;</text:span></text:p>
          <text:p text:style-name="P38"/>
          <text:p text:style-name="P38"><text:span text:style-name="Source_20_Text"># Converting data types</text:span></text:p>
          <text:p text:style-name="P38"><text:span text:style-name="Source_20_Text">print(float(3)) <text:s text:c="6"/># Converts integer to float: 3.0</text:span></text:p>
          <text:p text:style-name="P38"><text:span text:style-name="Source_20_Text">print(int(3.9)) <text:s text:c="6"/># Converts float to integer: 3</text:span></text:p>
          <text:p text:style-name="P38"><text:span text:style-name="Source_20_Text">print(round(3.9)) <text:s text:c="4"/># Rounds the float: 4</text:span></text:p>
          <text:p text:style-name="P38"/>
          <text:p text:style-name="P38"><text:span text:style-name="Source_20_Text"># Sample expressions</text:span></text:p>
          <text:p text:style-name="P38"><text:span text:style-name="Source_20_Text">print(3 + 2)</text:span></text:p>
          <text:p text:style-name="P38"><text:span text:style-name="Source_20_Text">print((4 + 2) * 6 - 1)</text:span></text:p>
          <text:p text:style-name="P38"><text:span text:style-name="Source_20_Text">print(type((4 + 2) * 6 - 1))</text:span></text:p>
          <text:p text:style-name="P38"><text:span text:style-name="Source_20_Text">print(float((4 + 2) * 6 - 1))</text:span></text:p>
          <text:p text:style-name="P38"/>
          <text:p text:style-name="P38"><text:span text:style-name="Source_20_Text"># Variables and bindings demonstration</text:span></text:p>
          <text:p text:style-name="P38"><text:span text:style-name="Source_20_Text">pi = 355/113</text:span></text:p>
          <text:p text:style-name="P38"><text:span text:style-name="Source_20_Text">radius = 2.2</text:span></text:p>
          <text:p text:style-name="P38"><text:span text:style-name="Source_20_Text">area = pi * (radius**2)</text:span></text:p>
          <text:p text:style-name="P38"><text:span text:style-name="Source_20_Text">circumference = pi * (radius*2)</text:span></text:p>
          <text:p text:style-name="P38"><text:soft-page-break/></text:p>
          <text:p text:style-name="P38"><text:span text:style-name="Source_20_Text">print("Area:", area)</text:span></text:p>
          <text:p text:style-name="P38"><text:span text:style-name="Source_20_Text">print("Circumference:", circumference)</text:span></text:p>
          <text:p text:style-name="P39"/>
        </text:list-item>
      </text:list>
      <text:h text:style-name="Heading_20_3" text:outline-level="3">8.2 Debugging Practice and Code Style</text:h>
      <text:list text:style-name="L17">
        <text:list-item>
          <text:p text:style-name="P40"><text:span text:style-name="Strong_20_Emphasis">Practice Problem:</text:span> </text:p>
          <text:list>
            <text:list-item>
              <text:p text:style-name="P40">Ask students to fix the variable swap bug as shown in the debugging section. </text:p>
            </text:list-item>
          </text:list>
        </text:list-item>
        <text:list-item>
          <text:p text:style-name="P40"><text:span text:style-name="Strong_20_Emphasis">Highlighting Comments and Autocomplete:</text:span> </text:p>
          <text:list>
            <text:list-item>
              <text:p text:style-name="P41">Have them use comments to explain their code and try out the IDE’s autocomplete feature. </text:p>
            </text:list-item>
          </text:list>
        </text:list-item>
      </text:list>
      <text:h text:style-name="Heading_20_3" text:outline-level="3">8.3 Recommended Video Resource</text:h>
      <text:list text:style-name="L18">
        <text:list-item>
          <text:p text:style-name="P42"><text:span text:style-name="Strong_20_Emphasis">YouTube Lecture:</text:span> </text:p>
          <text:list>
            <text:list-item>
              <text:p text:style-name="P43">Recommend watching this short YouTube clip for a visual intro:</text:p>
              <text:p text:style-name="P43"><text:a xlink:type="simple" xlink:href="https://www.youtube.com/watch?v=xAcTmDO6NTI&amp;t=11s" text:style-name="Internet_20_link" text:visited-style-name="Visited_20_Internet_20_Link">Introduction to Python Programming</text:a></text:p>
            </text:list-item>
          </text:list>
        </text:list-item>
      </text:list>
      <text:p text:style-name="Horizontal_20_Line"/>
      <text:h text:style-name="Heading_20_2" text:outline-level="2">Final Thoughts</text:h>
      <text:list text:style-name="L19">
        <text:list-item>
          <text:p text:style-name="P44"><text:span text:style-name="Strong_20_Emphasis">Learning is Iterative:</text:span> </text:p>
          <text:list>
            <text:list-item>
              <text:p text:style-name="P44">Emphasize that understanding coding and computer science fundamentals takes practice. Encourage exploration and experimentation. </text:p>
            </text:list-item>
          </text:list>
        </text:list-item>
        <text:list-item>
          <text:p text:style-name="P44"><text:span text:style-name="Strong_20_Emphasis">Building a Solid Foundation:</text:span> </text:p>
          <text:list>
            <text:list-item>
              <text:p text:style-name="P45">Remind students that grasping these basics (objects, types, variables, code style) will be invaluable as they progress into more complex topics in both computer science and data science. </text:p>
            </text:list-item>
          </text:list>
        </text:list-item>
      </text:list>
      <text:h text:style-name="Heading_20_1" text:outline-level="1">2‑Hour Lecture Plan: Code Style, Debugging, and Intro to Strings/I/O/Branching</text:h>
      <text:p text:style-name="Horizontal_20_Line"/>
      <text:h text:style-name="Heading_20_2" text:outline-level="2">Overall Timeline</text:h>
      <text:list text:style-name="L20">
        <text:list-item>
          <text:p text:style-name="P46"><text:span text:style-name="Strong_20_Emphasis">Welcome &amp; Overview:</text:span> 5 minutes </text:p>
        </text:list-item>
        <text:list-item>
          <text:p text:style-name="P46"><text:span text:style-name="Strong_20_Emphasis">Topic 1: Code Style &amp; Best Practices:</text:span> 30 minutes </text:p>
          <text:list>
            <text:list-item>
              <text:p text:style-name="P46">Theory &amp; Discussion: 15 minutes </text:p>
            </text:list-item>
            <text:list-item>
              <text:p text:style-name="P46">Hands‑on Lab: 15 minutes </text:p>
            </text:list-item>
          </text:list>
        </text:list-item>
        <text:list-item>
          <text:p text:style-name="P46"><text:span text:style-name="Strong_20_Emphasis">Topic 2: Debugging &amp; Fixing Common Errors:</text:span> 30 minutes </text:p>
          <text:list>
            <text:list-item>
              <text:p text:style-name="P46">Theory &amp; Discussion: 15 minutes </text:p>
            </text:list-item>
            <text:list-item>
              <text:p text:style-name="P46"><text:soft-page-break/>Hands‑on Lab: 15 minutes </text:p>
            </text:list-item>
          </text:list>
        </text:list-item>
        <text:list-item>
          <text:p text:style-name="P46"><text:span text:style-name="Strong_20_Emphasis">Combined Extended Guided Coding Session:</text:span> 20 minutes </text:p>
        </text:list-item>
        <text:list-item>
          <text:p text:style-name="P46"><text:span text:style-name="Strong_20_Emphasis">Introduction to Lecture 2 (Strings, I/O, Branching):</text:span> 3 minutes </text:p>
        </text:list-item>
        <text:list-item>
          <text:p text:style-name="P46"><text:span text:style-name="Strong_20_Emphasis">Quiz &amp; Q&amp;A:</text:span> 7 minutes </text:p>
        </text:list-item>
        <text:list-item>
          <text:p text:style-name="P46"><text:span text:style-name="Strong_20_Emphasis">Weekend Assignment Instructions:</text:span> 5 minutes </text:p>
        </text:list-item>
        <text:list-item>
          <text:p text:style-name="P47"><text:span text:style-name="Strong_20_Emphasis">Final Q&amp;A/Recap:</text:span> 10 minutes </text:p>
        </text:list-item>
      </text:list>
      <text:p text:style-name="Text_20_body"><text:span text:style-name="Emphasis">Total: ~110 minutes (with an extra 10 minutes available for transitions or breaks)</text:span></text:p>
      <text:p text:style-name="Horizontal_20_Line"/>
      <text:h text:style-name="Heading_20_2" text:outline-level="2">Detailed Lecture Breakdown</text:h>
      <text:h text:style-name="Heading_20_3" text:outline-level="3">1. Welcome &amp; Overview (5 minutes)</text:h>
      <text:list text:style-name="L21">
        <text:list-item>
          <text:p text:style-name="P48"><text:span text:style-name="Strong_20_Emphasis">Introduce Yourself &amp; Recap:</text:span> </text:p>
          <text:list>
            <text:list-item>
              <text:p text:style-name="P48">Briefly remind students that you’re an experienced data scientist and software engineer. </text:p>
            </text:list-item>
            <text:list-item>
              <text:p text:style-name="P48">Recap how the OSSU GitHub repository guides your curriculum, emphasizing that good programming habits build a strong foundation for data science. </text:p>
            </text:list-item>
          </text:list>
        </text:list-item>
        <text:list-item>
          <text:p text:style-name="P48"><text:span text:style-name="Strong_20_Emphasis">Outline Today’s Topics:</text:span> </text:p>
          <text:list>
            <text:list-item>
              <text:p text:style-name="P48">Explain that today’s lecture focuses on writing <text:span text:style-name="Strong_20_Emphasis">clean, maintainable code</text:span> and learning how to <text:span text:style-name="Strong_20_Emphasis">debug common errors</text:span>. </text:p>
            </text:list-item>
            <text:list-item>
              <text:p text:style-name="P49">Mention that you will conclude with a brief look at your next lecture on strings, input/output, and branching. </text:p>
            </text:list-item>
          </text:list>
        </text:list-item>
      </text:list>
      <text:p text:style-name="Horizontal_20_Line"/>
      <text:h text:style-name="Heading_20_3" text:outline-level="3">2. Topic 1: Code Style and Best Practices (30 minutes)</text:h>
      <text:h text:style-name="Heading_20_3" text:outline-level="3">2.1 Theory &amp; Discussion (15 minutes)</text:h>
      <text:list text:style-name="L22">
        <text:list-item>
          <text:p text:style-name="P50"><text:span text:style-name="Strong_20_Emphasis">Definition &amp; Importance of Code Style:</text:span></text:p>
          <text:list>
            <text:list-item>
              <text:p text:style-name="P51"><text:span text:style-name="Strong_20_Emphasis">Code Style</text:span> refers to the guidelines and conventions that keep code clear, consistent, and easy to understand. </text:p>
            </text:list-item>
            <text:list-item>
              <text:p text:style-name="P51">Emphasize how following these practices reduces bugs and simplifies collaboration and future maintenance. </text:p>
            </text:list-item>
          </text:list>
        </text:list-item>
        <text:list-item>
          <text:p text:style-name="P50"><text:span text:style-name="Strong_20_Emphasis">Key Concepts to Cover:</text:span></text:p>
          <text:list>
            <text:list-item>
              <text:p text:style-name="P51"><text:span text:style-name="Strong_20_Emphasis">Consistent Formatting:</text:span> </text:p>
              <text:list>
                <text:list-item>
                  <text:p text:style-name="P51">Use uniform indentation, spacing, and line breaks. </text:p>
                </text:list-item>
                <text:list-item>
                  <text:p text:style-name="P51"><text:span text:style-name="Emphasis">Example:</text:span> Consistently indenting loops and conditionals. </text:p>
                </text:list-item>
              </text:list>
            </text:list-item>
            <text:list-item>
              <text:p text:style-name="P51"><text:span text:style-name="Strong_20_Emphasis">Meaningful Naming:</text:span> </text:p>
              <text:list>
                <text:list-item>
                  <text:p text:style-name="P51">Variables and functions should have descriptive names that reveal their purpose. </text:p>
                </text:list-item>
                <text:list-item>
                  <text:p text:style-name="P51"><text:span text:style-name="Emphasis">Example:</text:span> Instead of using “a” or “b,” use “length” or “width.” </text:p>
                </text:list-item>
              </text:list>
            </text:list-item>
            <text:list-item>
              <text:p text:style-name="P51"><text:span text:style-name="Strong_20_Emphasis">Commenting:</text:span> </text:p>
              <text:list>
                <text:list-item>
                  <text:p text:style-name="P51"><text:soft-page-break/>Write comments to explain the “why” behind your code rather than simply what it does. </text:p>
                </text:list-item>
                <text:list-item>
                  <text:p text:style-name="P51"><text:span text:style-name="Emphasis">Tip:</text:span> Write comments that help a future reader (or yourself!) understand your reasoning. </text:p>
                </text:list-item>
              </text:list>
            </text:list-item>
            <text:list-item>
              <text:p text:style-name="P51"><text:span text:style-name="Strong_20_Emphasis">Updating Bindings:</text:span> </text:p>
              <text:list>
                <text:list-item>
                  <text:p text:style-name="P51">Demonstrate how variables can be updated to reflect changes in state. </text:p>
                </text:list-item>
              </text:list>
            </text:list-item>
          </text:list>
        </text:list-item>
        <text:list-item>
          <text:p text:style-name="P50"><text:span text:style-name="Strong_20_Emphasis">New Code Sa mples for Discussion:</text:span></text:p>
          <text:p text:style-name="P50"><text:span text:style-name="Strong_20_Emphasis">Example 1 – Calculating Rectangle Metrics:</text:span></text:p>
          <text:p text:style-name="P52"><text:span text:style-name="Source_20_Text">python</text:span></text:p>
          <text:p text:style-name="P52"><text:span text:style-name="Source_20_Text">CopyEdit</text:span></text:p>
          <text:p text:style-name="P52"><text:span text:style-name="Source_20_Text"># Calculate the area and perimeter of a rectangle</text:span></text:p>
          <text:p text:style-name="P52"><text:span text:style-name="Source_20_Text">length = 5.0 <text:s text:c="8"/># Length of the rectangle (in meters)</text:span></text:p>
          <text:p text:style-name="P52"><text:span text:style-name="Source_20_Text">width = 3.2 <text:s text:c="9"/># Width of the rectangle (in meters)</text:span></text:p>
          <text:p text:style-name="P52"><text:span text:style-name="Source_20_Text">area_rectangle = length * width <text:s text:c="7"/># Area = length * width</text:span></text:p>
          <text:p text:style-name="P52"><text:span text:style-name="Source_20_Text">perimeter = 2 * (length + width) <text:s text:c="8"/># Perimeter = 2*(length + width)</text:span></text:p>
          <text:p text:style-name="P52"/>
          <text:p text:style-name="P52"><text:span text:style-name="Source_20_Text">print("Rectangle Area:", area_rectangle)</text:span></text:p>
          <text:p text:style-name="P52"><text:span text:style-name="Source_20_Text">print("Rectangle Perimeter:", perimeter)</text:span></text:p>
          <text:p text:style-name="P53"/>
          <text:p text:style-name="P50"><text:span text:style-name="Strong_20_Emphasis">Example 2 – Updating Variable Bindings:</text:span></text:p>
          <text:p text:style-name="P52"><text:span text:style-name="Source_20_Text">python</text:span></text:p>
          <text:p text:style-name="P52"><text:span text:style-name="Source_20_Text">CopyEdit</text:span></text:p>
          <text:p text:style-name="P52"><text:span text:style-name="Source_20_Text"># Calculate updated area after increasing dimensions</text:span></text:p>
          <text:p text:style-name="P52"><text:span text:style-name="Source_20_Text">length = 5.0 <text:s text:c="8"/># Initial length</text:span></text:p>
          <text:p text:style-name="P52"><text:span text:style-name="Source_20_Text">width = 3.2 <text:s text:c="9"/># Initial width</text:span></text:p>
          <text:p text:style-name="P52"><text:span text:style-name="Source_20_Text"># Calculate area with the initial dimensions</text:span></text:p>
          <text:p text:style-name="P52"><text:span text:style-name="Source_20_Text">initial_area = length * width</text:span></text:p>
          <text:p text:style-name="P52"><text:span text:style-name="Source_20_Text"># Increase the dimensions for a new calculation</text:span></text:p>
          <text:p text:style-name="P52"><text:span text:style-name="Source_20_Text">length = length + 1.0 <text:s text:c="2"/># Increase length by 1.0 meter</text:span></text:p>
          <text:p text:style-name="P52"><text:span text:style-name="Source_20_Text">width = width + 0.5 <text:s text:c="4"/># Increase width by 0.5 meter</text:span></text:p>
          <text:p text:style-name="P52"><text:span text:style-name="Source_20_Text">updated_area = length * width</text:span></text:p>
          <text:p text:style-name="P52"/>
          <text:p text:style-name="P52"><text:span text:style-name="Source_20_Text">print("Initial Area:", initial_area)</text:span></text:p>
          <text:p text:style-name="P52"><text:span text:style-name="Source_20_Text">print("Updated Area:", updated_area)</text:span></text:p>
          <text:p text:style-name="P53"/>
        </text:list-item>
        <text:list-item>
          <text:p text:style-name="P50"><text:span text:style-name="Strong_20_Emphasis">Discussion Prompt:</text:span></text:p>
          <text:list>
            <text:list-item>
              <text:p text:style-name="P50">Ask: “Why is it easier to spot a bug or update the code when it has a consistent style and meaningful comments?” </text:p>
            </text:list-item>
          </text:list>
        </text:list-item>
      </text:list>
      <text:h text:style-name="Heading_20_3" text:outline-level="3">2.2 Hands‑on Lab: Code Style Practice (15 minutes)</text:h>
      <text:list text:style-name="L23">
        <text:list-item>
          <text:p text:style-name="P54"><text:span text:style-name="Strong_20_Emphasis">Activity 1: Code Comparison</text:span> </text:p>
          <text:list>
            <text:list-item>
              <text:p text:style-name="P54"><text:span text:style-name="Strong_20_Emphasis">Task:</text:span> Provide two versions of a code snippet that calculates rectangle metrics. One version should have inconsistent spacing and unclear variable names; the other should be cleanly formatted with helpful comments. </text:p>
            </text:list-item>
            <text:list-item>
              <text:p text:style-name="P54"><text:span text:style-name="Strong_20_Emphasis">Instructions:</text:span> </text:p>
              <text:list>
                <text:list-item>
                  <text:p text:style-name="P54"><text:soft-page-break/>Have students work in pairs (or individually) for 5–7 minutes to identify differences and discuss why the clean version is preferable. </text:p>
                </text:list-item>
              </text:list>
            </text:list-item>
          </text:list>
        </text:list-item>
        <text:list-item>
          <text:p text:style-name="P54"><text:span text:style-name="Strong_20_Emphasis">Activity 2: Refactoring Exercise</text:span> </text:p>
          <text:list>
            <text:list-item>
              <text:p text:style-name="P55"><text:span text:style-name="Strong_20_Emphasis">Messy Code Example:</text:span></text:p>
              <text:p text:style-name="P56"><text:span text:style-name="Source_20_Text">python</text:span></text:p>
              <text:p text:style-name="P56"><text:span text:style-name="Source_20_Text">CopyEdit</text:span></text:p>
              <text:p text:style-name="P56"><text:span text:style-name="Source_20_Text"># Messy Version</text:span></text:p>
              <text:p text:style-name="P56"><text:span text:style-name="Source_20_Text">l = 5.0; w=3.2</text:span></text:p>
              <text:p text:style-name="P56"><text:span text:style-name="Source_20_Text">a=l*w</text:span></text:p>
              <text:p text:style-name="P56"><text:span text:style-name="Source_20_Text">p=2*(l+w)</text:span></text:p>
              <text:p text:style-name="P56"><text:span text:style-name="Source_20_Text">print(a, p)</text:span></text:p>
              <text:p text:style-name="P57"/>
            </text:list-item>
            <text:list-item>
              <text:p text:style-name="P55"><text:span text:style-name="Strong_20_Emphasis">Task:</text:span> Ask students to rewrite the code using best practices.</text:p>
            </text:list-item>
            <text:list-item>
              <text:p text:style-name="P55"><text:span text:style-name="Strong_20_Emphasis">Expected Refactored Code:</text:span></text:p>
              <text:p text:style-name="P56"><text:span text:style-name="Source_20_Text">python</text:span></text:p>
              <text:p text:style-name="P56"><text:span text:style-name="Source_20_Text">CopyEdit</text:span></text:p>
              <text:p text:style-name="P56"><text:span text:style-name="Source_20_Text"># Calculate the area and perimeter of a rectangle using clear variable names and formatting</text:span></text:p>
              <text:p text:style-name="P56"><text:span text:style-name="Source_20_Text">length = 5.0 <text:s text:c="8"/># Rectangle length in meters</text:span></text:p>
              <text:p text:style-name="P56"><text:span text:style-name="Source_20_Text">width = 3.2 <text:s text:c="9"/># Rectangle width in meters</text:span></text:p>
              <text:p text:style-name="P56"><text:span text:style-name="Source_20_Text">area_rectangle = length * width <text:s text:c="8"/># Compute area</text:span></text:p>
              <text:p text:style-name="P56"><text:span text:style-name="Source_20_Text">perimeter = 2 * (length + width) <text:s text:c="9"/># Compute perimeter</text:span></text:p>
              <text:p text:style-name="P56"/>
              <text:p text:style-name="P56"><text:span text:style-name="Source_20_Text">print("Area:", area_rectangle)</text:span></text:p>
              <text:p text:style-name="P56"><text:span text:style-name="Source_20_Text">print("Perimeter:", perimeter)</text:span></text:p>
              <text:p text:style-name="P57"/>
            </text:list-item>
            <text:list-item>
              <text:p text:style-name="P55"><text:span text:style-name="Strong_20_Emphasis">Instructor Support:</text:span></text:p>
              <text:list>
                <text:list-item>
                  <text:p text:style-name="P55">Walk around or share your screen as students refactor their code. Discuss the benefit of each change (naming, spacing, comments). 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3. Topic 2: Debugging and Fixing Common Errors (30 minutes)</text:h>
      <text:h text:style-name="Heading_20_3" text:outline-level="3">3.1 Theory &amp; Discussion (15 minutes)</text:h>
      <text:list text:style-name="L24">
        <text:list-item>
          <text:p text:style-name="P58"><text:span text:style-name="Strong_20_Emphasis">Overview of Debugging:</text:span></text:p>
          <text:list>
            <text:list-item>
              <text:p text:style-name="P59">Explain that debugging is the process of identifying and fixing errors (bugs) in code. </text:p>
            </text:list-item>
            <text:list-item>
              <text:p text:style-name="P59">Common errors include syntax errors, logic errors, and incorrect assumptions about operator precedence. </text:p>
            </text:list-item>
          </text:list>
        </text:list-item>
        <text:list-item>
          <text:p text:style-name="P58"><text:span text:style-name="Strong_20_Emphasis">Discuss Common Debugging Pitfalls:</text:span></text:p>
          <text:list>
            <text:list-item>
              <text:p text:style-name="P59"><text:span text:style-name="Strong_20_Emphasis">Operator Precedence Errors:</text:span> </text:p>
              <text:list>
                <text:list-item>
                  <text:p text:style-name="P59">For example, forgetting to group operations with parentheses. </text:p>
                </text:list-item>
              </text:list>
            </text:list-item>
            <text:list-item>
              <text:p text:style-name="P59"><text:span text:style-name="Strong_20_Emphasis">Variable Binding Errors:</text:span> </text:p>
              <text:list>
                <text:list-item>
                  <text:p text:style-name="P59">Issues like accidentally overwriting variables or incorrect swapping. </text:p>
                </text:list-item>
              </text:list>
            </text:list-item>
            <text:list-item>
              <text:p text:style-name="P59"><text:soft-page-break/><text:span text:style-name="Strong_20_Emphasis">Type Errors:</text:span> </text:p>
              <text:list>
                <text:list-item>
                  <text:p text:style-name="P59">For example, trying to add a string and a number. </text:p>
                </text:list-item>
              </text:list>
            </text:list-item>
          </text:list>
        </text:list-item>
        <text:list-item>
          <text:p text:style-name="P58"><text:span text:style-name="Strong_20_Emphasis">New Interactive Code Example – Average Calculation Bug:</text:span></text:p>
          <text:p text:style-name="P60"><text:span text:style-name="Source_20_Text">python</text:span></text:p>
          <text:p text:style-name="P60"><text:span text:style-name="Source_20_Text">CopyEdit</text:span></text:p>
          <text:p text:style-name="P60"><text:span text:style-name="Source_20_Text"># Buggy function to compute the average of three numbers</text:span></text:p>
          <text:p text:style-name="P60"><text:span text:style-name="Source_20_Text">def average(a, b, c):</text:span></text:p>
          <text:p text:style-name="P60"><text:span text:style-name="Source_20_Text"><text:s text:c="4"/># BUG: Due to operator precedence, only c is divided by 3</text:span></text:p>
          <text:p text:style-name="P60"><text:span text:style-name="Source_20_Text"><text:s text:c="4"/>avg = a + b + c / 3</text:span></text:p>
          <text:p text:style-name="P60"><text:span text:style-name="Source_20_Text"><text:s text:c="4"/>return avg</text:span></text:p>
          <text:p text:style-name="P60"/>
          <text:p text:style-name="P60"><text:span text:style-name="Source_20_Text"># Expected output for average(3, 6, 9) should be 6.0 but the bug causes a miscalculation</text:span></text:p>
          <text:p text:style-name="P60"><text:span text:style-name="Source_20_Text">print("Buggy Average:", average(3, 6, 9))</text:span></text:p>
          <text:p text:style-name="P61"/>
          <text:list>
            <text:list-item>
              <text:p text:style-name="P59"><text:span text:style-name="Strong_20_Emphasis">Discussion:</text:span> Ask the class, “What do you think is wrong with the calculation? How can we fix it?” </text:p>
            </text:list-item>
            <text:list-item>
              <text:p text:style-name="P59"><text:span text:style-name="Strong_20_Emphasis">Solution:</text:span> </text:p>
              <text:list>
                <text:list-item>
                  <text:p text:style-name="P58">Correct the function by grouping the addition with parentheses:</text:p>
                  <text:p text:style-name="P60"><text:span text:style-name="Source_20_Text">python</text:span></text:p>
                  <text:p text:style-name="P60"><text:span text:style-name="Source_20_Text">CopyEdit</text:span></text:p>
                  <text:p text:style-name="P60"><text:span text:style-name="Source_20_Text">def average(a, b, c):</text:span></text:p>
                  <text:p text:style-name="P60"><text:span text:style-name="Source_20_Text"><text:s text:c="4"/>avg = (a + b + c) / 3 <text:s/># Correct: divide the entire sum by 3</text:span></text:p>
                  <text:p text:style-name="P60"><text:span text:style-name="Source_20_Text"><text:s text:c="4"/>return avg</text:span></text:p>
                  <text:p text:style-name="P60"/>
                  <text:p text:style-name="P60"><text:span text:style-name="Source_20_Text">print("Correct Average:", average(3, 6, 9))</text:span></text:p>
                  <text:p text:style-name="P61"/>
                </text:list-item>
              </text:list>
            </text:list-item>
          </text:list>
        </text:list-item>
        <text:list-item>
          <text:p text:style-name="P58"><text:span text:style-name="Strong_20_Emphasis">Other Debugging Example – Concatenation Type Error:</text:span></text:p>
          <text:p text:style-name="P60"><text:span text:style-name="Source_20_Text">python</text:span></text:p>
          <text:p text:style-name="P60"><text:span text:style-name="Source_20_Text">CopyEdit</text:span></text:p>
          <text:p text:style-name="P60"><text:span text:style-name="Source_20_Text"># Buggy code trying to concatenate different types</text:span></text:p>
          <text:p text:style-name="P60"><text:span text:style-name="Source_20_Text">num = 5</text:span></text:p>
          <text:p text:style-name="P60"><text:span text:style-name="Source_20_Text"># This will cause a TypeError because num is an integer</text:span></text:p>
          <text:p text:style-name="P60"><text:span text:style-name="Source_20_Text">print("The number is " + num)</text:span></text:p>
          <text:p text:style-name="P61"/>
          <text:list>
            <text:list-item>
              <text:p text:style-name="P59"><text:span text:style-name="Strong_20_Emphasis">Discussion:</text:span> Ask, “How would you fix this error?” </text:p>
            </text:list-item>
            <text:list-item>
              <text:p text:style-name="P59"><text:span text:style-name="Strong_20_Emphasis">Solution:</text:span> </text:p>
              <text:list>
                <text:list-item>
                  <text:p text:style-name="P58">Convert the number to a string:</text:p>
                  <text:p text:style-name="P60"><text:span text:style-name="Source_20_Text">python</text:span></text:p>
                  <text:p text:style-name="P60"><text:span text:style-name="Source_20_Text">CopyEdit</text:span></text:p>
                  <text:p text:style-name="P60"><text:span text:style-name="Source_20_Text">print("The number is " + str(num))</text:span></text:p>
                  <text:p text:style-name="P61"/>
                </text:list-item>
              </text:list>
            </text:list-item>
          </text:list>
        </text:list-item>
      </text:list>
      <text:h text:style-name="Heading_20_3" text:outline-level="3"><text:soft-page-break/>3.2 Hands‑on Lab: Debugging Exercises (15 minutes)</text:h>
      <text:h text:style-name="Heading_20_2" text:outline-level="2"><text:span text:style-name="Strong_20_Emphasis">Activity 1: Identify and Fix the Bug in the Average Function</text:span></text:h>
      <text:p text:style-name="Text_20_body"><text:span text:style-name="Strong_20_Emphasis">Task Description:</text:span></text:p>
      <text:p text:style-name="Text_20_body">You are provided with a buggy version of an <text:span text:style-name="Source_20_Text">average</text:span> function that is intended to calculate the average of three numbers. However, there's a mistake in the code due to operator precedence that causes the wrong result.</text:p>
      <text:h text:style-name="Heading_20_3" text:outline-level="3"><text:span text:style-name="Strong_20_Emphasis">Buggy Code:</text:span>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def average(a, b, c):</text:span></text:p>
      <text:p text:style-name="Preformatted_20_Text"><text:span text:style-name="Source_20_Text"><text:s text:c="4"/># BUG: The division happens only for the third number due to operator precedence</text:span></text:p>
      <text:p text:style-name="Preformatted_20_Text"><text:span text:style-name="Source_20_Text"><text:s text:c="4"/>avg = a + b + c / 3</text:span></text:p>
      <text:p text:style-name="Preformatted_20_Text"><text:span text:style-name="Source_20_Text"><text:s text:c="4"/>return avg</text:span></text:p>
      <text:p text:style-name="Preformatted_20_Text"/>
      <text:p text:style-name="Preformatted_20_Text"><text:span text:style-name="Source_20_Text"># Test the function with example inputs</text:span></text:p>
      <text:p text:style-name="Preformatted_20_Text"><text:span text:style-name="Source_20_Text">print("Buggy Average:", average(3, 6, 9))</text:span></text:p>
      <text:p text:style-name="P62"/>
      <text:h text:style-name="Heading_20_3" text:outline-level="3"><text:span text:style-name="Strong_20_Emphasis">Instructions:</text:span></text:h>
      <text:list text:style-name="L25">
        <text:list-item>
          <text:p text:style-name="P63"><text:span text:style-name="Strong_20_Emphasis">Run the Code:</text:span> </text:p>
          <text:list>
            <text:list-item>
              <text:p text:style-name="P63">Execute the buggy code in your Python environment (e.g., an IDE or interactive console). </text:p>
            </text:list-item>
            <text:list-item>
              <text:p text:style-name="P63">Observe the printed output. </text:p>
            </text:list-item>
          </text:list>
        </text:list-item>
        <text:list-item>
          <text:p text:style-name="P63"><text:span text:style-name="Strong_20_Emphasis">Analyze the Problem:</text:span> </text:p>
          <text:list>
            <text:list-item>
              <text:p text:style-name="P63">Discuss within your group or think individually about why the output does not match the expected average. </text:p>
            </text:list-item>
            <text:list-item>
              <text:p text:style-name="P63">Consider how Python's operator precedence affects the expression <text:span text:style-name="Source_20_Text">a + b + c / 3</text:span>. </text:p>
            </text:list-item>
          </text:list>
        </text:list-item>
        <text:list-item>
          <text:p text:style-name="P63"><text:span text:style-name="Strong_20_Emphasis">Fix the Bug:</text:span> </text:p>
          <text:list>
            <text:list-item>
              <text:p text:style-name="P63">Modify the function to correctly compute the average of the three numbers. </text:p>
            </text:list-item>
            <text:list-item>
              <text:p text:style-name="P63">Ensure that the sum of all three numbers is divided by 3. </text:p>
            </text:list-item>
          </text:list>
        </text:list-item>
        <text:list-item>
          <text:p text:style-name="P63"><text:span text:style-name="Strong_20_Emphasis">Test Your Fix:</text:span> </text:p>
          <text:list>
            <text:list-item>
              <text:p text:style-name="P64">Run the corrected function with the same inputs to verify that the output is now correct. </text:p>
            </text:list-item>
          </text:list>
        </text:list-item>
      </text:list>
      <text:h text:style-name="Heading_20_3" text:outline-level="3"><text:span text:style-name="Strong_20_Emphasis">Expected Outcome:</text:span></text:h>
      <text:p text:style-name="Text_20_body">After fixing the code, the <text:span text:style-name="Source_20_Text">average</text:span> function should correctly calculate the average of the three numbers. For example, the average of 3, 6, and 9 should be 6.0.</text:p>
      <text:p text:style-name="Horizontal_20_Line"/>
      <text:h text:style-name="Heading_20_3" text:outline-level="3"><text:soft-page-break/><text:span text:style-name="Strong_20_Emphasis">Solution (to be provided after the activity):</text:span>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def average(a, b, c):</text:span></text:p>
      <text:p text:style-name="Preformatted_20_Text"><text:span text:style-name="Source_20_Text"><text:s text:c="4"/># Corrected: Group the addition first, then divide the result by 3</text:span></text:p>
      <text:p text:style-name="Preformatted_20_Text"><text:span text:style-name="Source_20_Text"><text:s text:c="4"/>avg = (a + b + c) / 3</text:span></text:p>
      <text:p text:style-name="Preformatted_20_Text"><text:span text:style-name="Source_20_Text"><text:s text:c="4"/>return avg</text:span></text:p>
      <text:p text:style-name="Preformatted_20_Text"/>
      <text:p text:style-name="Preformatted_20_Text"><text:span text:style-name="Source_20_Text"># Test the function with example inputs</text:span></text:p>
      <text:p text:style-name="Preformatted_20_Text"><text:span text:style-name="Source_20_Text">print("Correct Average:", average(3, 6, 9))</text:span></text:p>
      <text:p text:style-name="P62"/>
      <text:p text:style-name="Text_20_body"><text:span text:style-name="Strong_20_Emphasis">Explanation of the Fix:</text:span></text:p>
      <text:list text:style-name="L26">
        <text:list-item>
          <text:p text:style-name="P65">In the original buggy function, due to operator precedence, the expression <text:span text:style-name="Source_20_Text">a + b + c / 3</text:span> was evaluated as:</text:p>
          <text:p text:style-name="P66"><text:span text:style-name="Source_20_Text">css</text:span></text:p>
          <text:p text:style-name="P66"><text:span text:style-name="Source_20_Text">CopyEdit</text:span></text:p>
          <text:p text:style-name="P66"><text:span text:style-name="Source_20_Text">a + b + (c / 3)</text:span></text:p>
          <text:p text:style-name="P67"/>
          <text:p text:style-name="P65">This means only <text:span text:style-name="Source_20_Text">c</text:span> was being divided by 3 before adding <text:span text:style-name="Source_20_Text">a</text:span> and <text:span text:style-name="Source_20_Text">b</text:span>.</text:p>
        </text:list-item>
        <text:list-item>
          <text:p text:style-name="P65">By adding parentheses around <text:span text:style-name="Source_20_Text">(a + b + c)</text:span>, the entire sum is computed first, and then the result is divided by 3. This yields the correct average.</text:p>
        </text:list-item>
      </text:list>
      <text:h text:style-name="Heading_20_2" text:outline-level="2"><text:span text:style-name="Strong_20_Emphasis">Activity 2: Practice Using Print Statements</text:span></text:h>
      <text:list text:style-name="L27">
        <text:list-item>
          <text:p text:style-name="P68"><text:span text:style-name="Strong_20_Emphasis">Task:</text:span> Provide a small code snippet that performs several calculations.</text:p>
        </text:list-item>
        <text:list-item>
          <text:p text:style-name="P68"><text:span text:style-name="Strong_20_Emphasis">Example Code:</text:span></text:p>
          <text:p text:style-name="P69"><text:span text:style-name="Source_20_Text">python</text:span></text:p>
          <text:p text:style-name="P69"><text:span text:style-name="Source_20_Text">CopyEdit</text:span></text:p>
          <text:p text:style-name="P69"><text:span text:style-name="Source_20_Text"># Code with multiple steps and an error in the final calculation</text:span></text:p>
          <text:p text:style-name="P69"><text:span text:style-name="Source_20_Text">a = 10</text:span></text:p>
          <text:p text:style-name="P69"><text:span text:style-name="Source_20_Text">b = 5</text:span></text:p>
          <text:p text:style-name="P69"><text:span text:style-name="Source_20_Text">total = a + b</text:span></text:p>
          <text:p text:style-name="P69"><text:span text:style-name="Source_20_Text">product = a * b</text:span></text:p>
          <text:p text:style-name="P69"><text:span text:style-name="Source_20_Text"># Intentional mistake: subtracting instead of adding</text:span></text:p>
          <text:p text:style-name="P69"><text:span text:style-name="Source_20_Text">result = total - product</text:span></text:p>
          <text:p text:style-name="P69"><text:span text:style-name="Source_20_Text">print("Total:", total)</text:span></text:p>
          <text:p text:style-name="P69"><text:span text:style-name="Source_20_Text">print("Product:", product)</text:span></text:p>
          <text:p text:style-name="P69"><text:span text:style-name="Source_20_Text">print("Result (should be total + product):", result)</text:span></text:p>
          <text:p text:style-name="P70"/>
        </text:list-item>
        <text:list-item>
          <text:p text:style-name="P68"><text:span text:style-name="Strong_20_Emphasis">Instructions:</text:span></text:p>
          <text:list>
            <text:list-item>
              <text:p text:style-name="P71">Ask students to insert print statements to debug the logic. </text:p>
            </text:list-item>
            <text:list-item>
              <text:p text:style-name="P71">Discuss how printing intermediate values can help pinpoint where the error occurs. </text:p>
            </text:list-item>
          </text:list>
        </text:list-item>
        <text:list-item>
          <text:p text:style-name="P68"><text:span text:style-name="Strong_20_Emphasis">Expected Correction:</text:span></text:p>
          <text:list>
            <text:list-item>
              <text:p text:style-name="P71">Realize that the intended operation was addition rather than subtraction. </text:p>
            </text:list-item>
          </text:list>
        </text:list-item>
        <text:list-item>
          <text:p text:style-name="P68"><text:soft-page-break/><text:span text:style-name="Strong_20_Emphasis">Live Debug Session:</text:span></text:p>
          <text:list>
            <text:list-item>
              <text:p text:style-name="P68">Walk through one debugging exercise on-screen, pausing to ask students what steps they would take (e.g., “Where would you insert a print statement?” and “What value do you expect at this point?”). </text:p>
            </text:list-item>
          </text:list>
        </text:list-item>
      </text:list>
      <text:h text:style-name="Heading_20_3" text:outline-level="3"><text:span text:style-name="Strong_20_Emphasis">Steps to Debug and Fix the Code:</text:span></text:h>
      <text:list text:style-name="L28">
        <text:list-item>
          <text:p text:style-name="P72"><text:span text:style-name="Strong_20_Emphasis">Insert Debug Print Statements:</text:span> </text:p>
          <text:list>
            <text:list-item>
              <text:p text:style-name="P72">Before calculating the final result, add print statements after each critical calculation. This helps to verify the intermediate values. </text:p>
            </text:list-item>
          </text:list>
        </text:list-item>
        <text:list-item>
          <text:p text:style-name="P72"><text:span text:style-name="Strong_20_Emphasis">Analyze the Output:</text:span> </text:p>
          <text:list>
            <text:list-item>
              <text:p text:style-name="P72">Run the code and observe the printed outputs for <text:span text:style-name="Source_20_Text">total</text:span> and <text:span text:style-name="Source_20_Text">product</text:span>. </text:p>
            </text:list-item>
            <text:list-item>
              <text:p text:style-name="P72">For <text:span text:style-name="Source_20_Text">a = 10</text:span> and <text:span text:style-name="Source_20_Text">b = 5</text:span>, you should see: </text:p>
              <text:list>
                <text:list-item>
                  <text:p text:style-name="P72"><text:span text:style-name="Source_20_Text">total = 15</text:span> (since 10 + 5 = 15) </text:p>
                </text:list-item>
                <text:list-item>
                  <text:p text:style-name="P72"><text:span text:style-name="Source_20_Text">product = 50</text:span> (since 10 * 5 = 50) </text:p>
                </text:list-item>
              </text:list>
            </text:list-item>
          </text:list>
        </text:list-item>
        <text:list-item>
          <text:p text:style-name="P72"><text:span text:style-name="Strong_20_Emphasis">Identify the Mistake:</text:span> </text:p>
          <text:list>
            <text:list-item>
              <text:p text:style-name="P72">The intended calculation for <text:span text:style-name="Source_20_Text">result</text:span> should be the sum of <text:span text:style-name="Source_20_Text">total</text:span> and <text:span text:style-name="Source_20_Text">product</text:span>, not their difference. </text:p>
            </text:list-item>
            <text:list-item>
              <text:p text:style-name="P72">Thus, the line <text:span text:style-name="Source_20_Text">result = total - product</text:span> is incorrect. </text:p>
            </text:list-item>
          </text:list>
        </text:list-item>
        <text:list-item>
          <text:p text:style-name="P72"><text:span text:style-name="Strong_20_Emphasis">Correct the Operation:</text:span> </text:p>
          <text:list>
            <text:list-item>
              <text:p text:style-name="P73">Change the subtraction operator () to an addition operator (<text:span text:style-name="Source_20_Text">+</text:span>) so that the calculation becomes:</text:p>
              <text:p text:style-name="P74"><text:span text:style-name="Source_20_Text">python</text:span></text:p>
              <text:p text:style-name="P74"><text:span text:style-name="Source_20_Text">CopyEdit</text:span></text:p>
              <text:p text:style-name="P74"><text:span text:style-name="Source_20_Text">result = total + product</text:span></text:p>
              <text:p text:style-name="P75"/>
            </text:list-item>
          </text:list>
        </text:list-item>
      </text:list>
      <text:p text:style-name="Horizontal_20_Line"/>
      <text:h text:style-name="Heading_20_3" text:outline-level="3"><text:span text:style-name="Strong_20_Emphasis">Corrected Code with Debug Print Statements:</text:span>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# Revised Code with Debug Print Statements</text:span></text:p>
      <text:p text:style-name="Preformatted_20_Text"/>
      <text:p text:style-name="Preformatted_20_Text"><text:span text:style-name="Source_20_Text"># Define variables</text:span></text:p>
      <text:p text:style-name="Preformatted_20_Text"><text:span text:style-name="Source_20_Text">a = 10</text:span></text:p>
      <text:p text:style-name="Preformatted_20_Text"><text:span text:style-name="Source_20_Text">b = 5</text:span></text:p>
      <text:p text:style-name="Preformatted_20_Text"><text:span text:style-name="Source_20_Text">print("Debug: a =", a)</text:span></text:p>
      <text:p text:style-name="Preformatted_20_Text"><text:span text:style-name="Source_20_Text">print("Debug: b =", b)</text:span></text:p>
      <text:p text:style-name="Preformatted_20_Text"/>
      <text:p text:style-name="Preformatted_20_Text"><text:span text:style-name="Source_20_Text"># Calculate the total (sum of a and b)</text:span></text:p>
      <text:p text:style-name="Preformatted_20_Text"><text:span text:style-name="Source_20_Text">total = a + b</text:span></text:p>
      <text:p text:style-name="Preformatted_20_Text"><text:span text:style-name="Source_20_Text">print("Debug: total (a + b) =", total)</text:span></text:p>
      <text:p text:style-name="Preformatted_20_Text"/>
      <text:p text:style-name="Preformatted_20_Text"><text:span text:style-name="Source_20_Text"># Calculate the product (multiplication of a and b)</text:span></text:p>
      <text:p text:style-name="Preformatted_20_Text"><text:span text:style-name="Source_20_Text">product = a * b</text:span></text:p>
      <text:p text:style-name="Preformatted_20_Text"><text:span text:style-name="Source_20_Text">print("Debug: product (a * b) =", product)</text:span></text:p>
      <text:p text:style-name="Preformatted_20_Text"/>
      <text:p text:style-name="Preformatted_20_Text"><text:soft-page-break/><text:span text:style-name="Source_20_Text"># Correct the final calculation: add total and product</text:span></text:p>
      <text:p text:style-name="Preformatted_20_Text"><text:span text:style-name="Source_20_Text">result = total + product</text:span></text:p>
      <text:p text:style-name="Preformatted_20_Text"><text:span text:style-name="Source_20_Text">print("Result (total + product):", result)</text:span></text:p>
      <text:p text:style-name="P62"/>
      <text:p text:style-name="Horizontal_20_Line"/>
      <text:h text:style-name="Heading_20_3" text:outline-level="3"><text:span text:style-name="Strong_20_Emphasis">Expected Output:</text:span></text:h>
      <text:p text:style-name="Text_20_body">When you run the corrected code, you should see outputs similar to:</text:p>
      <text:p text:style-name="Preformatted_20_Text"><text:span text:style-name="Source_20_Text">makefile</text:span></text:p>
      <text:p text:style-name="Preformatted_20_Text"><text:span text:style-name="Source_20_Text">CopyEdit</text:span></text:p>
      <text:p text:style-name="Preformatted_20_Text"><text:span text:style-name="Source_20_Text">Debug: a = 10</text:span></text:p>
      <text:p text:style-name="Preformatted_20_Text"><text:span text:style-name="Source_20_Text">Debug: b = 5</text:span></text:p>
      <text:p text:style-name="Preformatted_20_Text"><text:span text:style-name="Source_20_Text">Debug: total (a + b) = 15</text:span></text:p>
      <text:p text:style-name="Preformatted_20_Text"><text:span text:style-name="Source_20_Text">Debug: product (a * b) = 50</text:span></text:p>
      <text:p text:style-name="Preformatted_20_Text"><text:span text:style-name="Source_20_Text">Result (total + product): 65</text:span></text:p>
      <text:p text:style-name="P62"/>
      <text:p text:style-name="Horizontal_20_Line"/>
      <text:h text:style-name="Heading_20_3" text:outline-level="3"><text:span text:style-name="Strong_20_Emphasis">Explanation:</text:span></text:h>
      <text:list text:style-name="L29">
        <text:list-item>
          <text:p text:style-name="P76"><text:span text:style-name="Strong_20_Emphasis">Why Use Print Statements?</text:span></text:p>
          <text:p text:style-name="P76">Inserting print statements at different steps helps in verifying that each intermediate calculation is performed correctly. In this example:</text:p>
          <text:list>
            <text:list-item>
              <text:p text:style-name="P77">Printing the values of <text:span text:style-name="Source_20_Text">a</text:span> and <text:span text:style-name="Source_20_Text">b</text:span> confirms the initial inputs. </text:p>
            </text:list-item>
            <text:list-item>
              <text:p text:style-name="P77">Printing <text:span text:style-name="Source_20_Text">total</text:span> and <text:span text:style-name="Source_20_Text">product</text:span> shows that these intermediate values are computed correctly. </text:p>
            </text:list-item>
            <text:list-item>
              <text:p text:style-name="P77">Once we know these are correct, we can ensure that the final operation (adding these values) produces the intended result. </text:p>
            </text:list-item>
          </text:list>
        </text:list-item>
        <text:list-item>
          <text:p text:style-name="P76"><text:span text:style-name="Strong_20_Emphasis">Debugging Outcome:</text:span></text:p>
          <text:p text:style-name="P76">By comparing the expected result (i.e., <text:span text:style-name="Source_20_Text">15 + 50 = 65</text:span>) with the observed result when using print statements, it becomes clear that the operation should be addition rather than subtraction.</text:p>
        </text:list-item>
      </text:list>
      <text:h text:style-name="Heading_20_3" text:outline-level="3"><text:span text:style-name="Strong_20_Emphasis">Steps to Debug and Fix the Code:</text:span></text:h>
      <text:list text:style-name="L30">
        <text:list-item>
          <text:p text:style-name="P78"><text:span text:style-name="Strong_20_Emphasis">Insert Debug Print Statements:</text:span> </text:p>
          <text:list>
            <text:list-item>
              <text:p text:style-name="P78">Before calculating the final result, add print statements after each critical calculation. This helps to verify the intermediate values. </text:p>
            </text:list-item>
          </text:list>
        </text:list-item>
        <text:list-item>
          <text:p text:style-name="P78"><text:span text:style-name="Strong_20_Emphasis">Analyze the Output:</text:span> </text:p>
          <text:list>
            <text:list-item>
              <text:p text:style-name="P78">Run the code and observe the printed outputs for <text:span text:style-name="Source_20_Text">total</text:span> and <text:span text:style-name="Source_20_Text">product</text:span>. </text:p>
            </text:list-item>
            <text:list-item>
              <text:p text:style-name="P78">For <text:span text:style-name="Source_20_Text">a = 10</text:span> and <text:span text:style-name="Source_20_Text">b = 5</text:span>, you should see: </text:p>
              <text:list>
                <text:list-item>
                  <text:p text:style-name="P78"><text:span text:style-name="Source_20_Text">total = 15</text:span> (since 10 + 5 = 15) </text:p>
                </text:list-item>
                <text:list-item>
                  <text:p text:style-name="P78"><text:span text:style-name="Source_20_Text">product = 50</text:span> (since 10 * 5 = 50) </text:p>
                </text:list-item>
              </text:list>
            </text:list-item>
          </text:list>
        </text:list-item>
        <text:list-item>
          <text:p text:style-name="P78"><text:span text:style-name="Strong_20_Emphasis">Identify the Mistake:</text:span> </text:p>
          <text:list>
            <text:list-item>
              <text:p text:style-name="P78"><text:soft-page-break/>The intended calculation for <text:span text:style-name="Source_20_Text">result</text:span> should be the sum of <text:span text:style-name="Source_20_Text">total</text:span> and <text:span text:style-name="Source_20_Text">product</text:span>, not their difference. </text:p>
            </text:list-item>
            <text:list-item>
              <text:p text:style-name="P78">Thus, the line <text:span text:style-name="Source_20_Text">result = total - product</text:span> is incorrect. </text:p>
            </text:list-item>
          </text:list>
        </text:list-item>
        <text:list-item>
          <text:p text:style-name="P78"><text:span text:style-name="Strong_20_Emphasis">Correct the Operation:</text:span> </text:p>
          <text:list>
            <text:list-item>
              <text:p text:style-name="P79">Change the subtraction operator () to an addition operator (<text:span text:style-name="Source_20_Text">+</text:span>) so that the calculation becomes:</text:p>
              <text:p text:style-name="P80"><text:span text:style-name="Source_20_Text">python</text:span></text:p>
              <text:p text:style-name="P80"><text:span text:style-name="Source_20_Text">CopyEdit</text:span></text:p>
              <text:p text:style-name="P80"><text:span text:style-name="Source_20_Text">result = total + product</text:span></text:p>
              <text:p text:style-name="P81"/>
            </text:list-item>
          </text:list>
        </text:list-item>
      </text:list>
      <text:p text:style-name="Horizontal_20_Line"/>
      <text:h text:style-name="Heading_20_3" text:outline-level="3"><text:span text:style-name="Strong_20_Emphasis">Corrected Code with Debug Print Statements:</text:span>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# Revised Code with Debug Print Statements</text:span></text:p>
      <text:p text:style-name="Preformatted_20_Text"/>
      <text:p text:style-name="Preformatted_20_Text"><text:span text:style-name="Source_20_Text"># Define variables</text:span></text:p>
      <text:p text:style-name="Preformatted_20_Text"><text:span text:style-name="Source_20_Text">a = 10</text:span></text:p>
      <text:p text:style-name="Preformatted_20_Text"><text:span text:style-name="Source_20_Text">b = 5</text:span></text:p>
      <text:p text:style-name="Preformatted_20_Text"><text:span text:style-name="Source_20_Text">print("Debug: a =", a)</text:span></text:p>
      <text:p text:style-name="Preformatted_20_Text"><text:span text:style-name="Source_20_Text">print("Debug: b =", b)</text:span></text:p>
      <text:p text:style-name="Preformatted_20_Text"/>
      <text:p text:style-name="Preformatted_20_Text"><text:span text:style-name="Source_20_Text"># Calculate the total (sum of a and b)</text:span></text:p>
      <text:p text:style-name="Preformatted_20_Text"><text:span text:style-name="Source_20_Text">total = a + b</text:span></text:p>
      <text:p text:style-name="Preformatted_20_Text"><text:span text:style-name="Source_20_Text">print("Debug: total (a + b) =", total)</text:span></text:p>
      <text:p text:style-name="Preformatted_20_Text"/>
      <text:p text:style-name="Preformatted_20_Text"><text:span text:style-name="Source_20_Text"># Calculate the product (multiplication of a and b)</text:span></text:p>
      <text:p text:style-name="Preformatted_20_Text"><text:span text:style-name="Source_20_Text">product = a * b</text:span></text:p>
      <text:p text:style-name="Preformatted_20_Text"><text:span text:style-name="Source_20_Text">print("Debug: product (a * b) =", product)</text:span></text:p>
      <text:p text:style-name="Preformatted_20_Text"/>
      <text:p text:style-name="Preformatted_20_Text"><text:span text:style-name="Source_20_Text"># Correct the final calculation: add total and product</text:span></text:p>
      <text:p text:style-name="Preformatted_20_Text"><text:span text:style-name="Source_20_Text">result = total + product</text:span></text:p>
      <text:p text:style-name="Preformatted_20_Text"><text:span text:style-name="Source_20_Text">print("Result (total + product):", result)</text:span></text:p>
      <text:p text:style-name="P62"/>
      <text:p text:style-name="Horizontal_20_Line"/>
      <text:h text:style-name="Heading_20_3" text:outline-level="3"><text:span text:style-name="Strong_20_Emphasis">Expected Output:</text:span></text:h>
      <text:p text:style-name="Text_20_body">When you run the corrected code, you should see outputs similar to:</text:p>
      <text:p text:style-name="Preformatted_20_Text"><text:span text:style-name="Source_20_Text">makefile</text:span></text:p>
      <text:p text:style-name="Preformatted_20_Text"><text:span text:style-name="Source_20_Text">CopyEdit</text:span></text:p>
      <text:p text:style-name="Preformatted_20_Text"><text:span text:style-name="Source_20_Text">Debug: a = 10</text:span></text:p>
      <text:p text:style-name="Preformatted_20_Text"><text:span text:style-name="Source_20_Text">Debug: b = 5</text:span></text:p>
      <text:p text:style-name="Preformatted_20_Text"><text:span text:style-name="Source_20_Text">Debug: total (a + b) = 15</text:span></text:p>
      <text:p text:style-name="Preformatted_20_Text"><text:span text:style-name="Source_20_Text">Debug: product (a * b) = 50</text:span></text:p>
      <text:p text:style-name="Preformatted_20_Text"><text:span text:style-name="Source_20_Text">Result (total + product): 65</text:span></text:p>
      <text:p text:style-name="P62"/>
      <text:p text:style-name="Horizontal_20_Line"/>
      <text:h text:style-name="Heading_20_3" text:outline-level="3"><text:soft-page-break/><text:span text:style-name="Strong_20_Emphasis">Explanation:</text:span></text:h>
      <text:list text:style-name="L31">
        <text:list-item>
          <text:p text:style-name="P82"><text:span text:style-name="Strong_20_Emphasis">Why Use Print Statements?</text:span></text:p>
          <text:p text:style-name="P82">Inserting print statements at different steps helps in verifying that each intermediate calculation is performed correctly. In this example:</text:p>
          <text:list>
            <text:list-item>
              <text:p text:style-name="P83">Printing the values of <text:span text:style-name="Source_20_Text">a</text:span> and <text:span text:style-name="Source_20_Text">b</text:span> confirms the initial inputs. </text:p>
            </text:list-item>
            <text:list-item>
              <text:p text:style-name="P83">Printing <text:span text:style-name="Source_20_Text">total</text:span> and <text:span text:style-name="Source_20_Text">product</text:span> shows that these intermediate values are computed correctly. </text:p>
            </text:list-item>
            <text:list-item>
              <text:p text:style-name="P83">Once we know these are correct, we can ensure that the final operation (adding these values) produces the intended result. </text:p>
            </text:list-item>
          </text:list>
        </text:list-item>
        <text:list-item>
          <text:p text:style-name="P82"><text:span text:style-name="Strong_20_Emphasis">Debugging Outcome:</text:span></text:p>
          <text:p text:style-name="P82">By comparing the expected result (i.e., <text:span text:style-name="Source_20_Text">15 + 50 = 65</text:span>) with the observed result when using print statements, it becomes clear that the operation should be addition rather than subtraction.</text:p>
        </text:list-item>
      </text:list>
      <text:p text:style-name="Text_20_body">This solution not only fixes the error but also reinforces the debugging process by showing how incremental checks can quickly isolate problems and verify correct code behaviour.</text:p>
      <text:p text:style-name="Horizontal_20_Line"/>
      <text:h text:style-name="Heading_20_3" text:outline-level="3">4. Combined Extended Guided Coding Session (20 minutes)</text:h>
      <text:list text:style-name="L32">
        <text:list-item>
          <text:p text:style-name="P84"><text:span text:style-name="Strong_20_Emphasis">Group Coding Challenge:</text:span> </text:p>
          <text:list>
            <text:list-item>
              <text:p text:style-name="P84"><text:span text:style-name="Strong_20_Emphasis">Task:</text:span> Write a Python program that: </text:p>
              <text:list>
                <text:list-item>
                  <text:p text:style-name="P84">Calculates both the area and perimeter of a rectangle using good coding style (clear variable names, proper formatting, and comments). </text:p>
                </text:list-item>
                <text:list-item>
                  <text:p text:style-name="P84">Contains an intentional error in the calculation (for example, a miscalculation in the perimeter formula or a faulty operator) which the students must identify and correct. </text:p>
                </text:list-item>
              </text:list>
            </text:list-item>
            <text:list-item>
              <text:p text:style-name="P84"><text:span text:style-name="Strong_20_Emphasis">Steps:</text:span> </text:p>
              <text:list>
                <text:list-item>
                  <text:p text:style-name="P84">First, let groups write the “clean” program. </text:p>
                </text:list-item>
                <text:list-item>
                  <text:p text:style-name="P84">Then, provide the intentionally buggy version and challenge the students to debug it together. </text:p>
                </text:list-item>
              </text:list>
            </text:list-item>
            <text:list-item>
              <text:p text:style-name="P84"><text:span text:style-name="Strong_20_Emphasis">Interactive Discussion:</text:span> </text:p>
              <text:list>
                <text:list-item>
                  <text:p text:style-name="P85">Invite students to share solutions and discuss how a clear code style aids the debugging process. </text:p>
                </text:list-item>
              </text:list>
            </text:list-item>
          </text:list>
        </text:list-item>
      </text:list>
      <text:h text:style-name="Heading_20_3" text:outline-level="3"><text:span text:style-name="Strong_20_Emphasis">Group Coding Challenge: Rectangle Metrics</text:span></text:h>
      <text:h text:style-name="Heading_20_3" text:outline-level="3"><text:span text:style-name="Strong_20_Emphasis">Task:</text:span></text:h>
      <text:list text:style-name="L33">
        <text:list-item>
          <text:p text:style-name="P86"><text:span text:style-name="Strong_20_Emphasis">Write the “Clean” Program:</text:span></text:p>
          <text:p text:style-name="P86">Write a Python program that calculates the area and perimeter of a rectangle. The program should follow good coding practices by:</text:p>
          <text:list>
            <text:list-item>
              <text:p text:style-name="P87"><text:soft-page-break/>Using clear, descriptive variable names. </text:p>
            </text:list-item>
            <text:list-item>
              <text:p text:style-name="P87">Following consistent formatting (proper indentation and spacing). </text:p>
            </text:list-item>
            <text:list-item>
              <text:p text:style-name="P87">Including comments that explain each step. </text:p>
            </text:list-item>
          </text:list>
        </text:list-item>
        <text:list-item>
          <text:p text:style-name="P86"><text:span text:style-name="Strong_20_Emphasis">Debug the Buggy Version:</text:span></text:p>
          <text:p text:style-name="P86">You will be given an intentionally buggy version where the perimeter is calculated incorrectly. Work together as a group to identify the error and correct it.</text:p>
        </text:list-item>
      </text:list>
      <text:p text:style-name="Horizontal_20_Line"/>
      <text:h text:style-name="Heading_20_3" text:outline-level="3"><text:span text:style-name="Strong_20_Emphasis">Step 1: Clean Version Code Example</text:span>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# Calculate the area and perimeter of a rectangle using good coding style</text:span></text:p>
      <text:p text:style-name="Preformatted_20_Text"/>
      <text:p text:style-name="Preformatted_20_Text"><text:span text:style-name="Source_20_Text"># Define the dimensions of the rectangle</text:span></text:p>
      <text:p text:style-name="Preformatted_20_Text"><text:span text:style-name="Source_20_Text">length = 8.0 <text:s text:c="6"/># Length of the rectangle (in units)</text:span></text:p>
      <text:p text:style-name="Preformatted_20_Text"><text:span text:style-name="Source_20_Text">width = 3.0 <text:s text:c="7"/># Width of the rectangle (in units)</text:span></text:p>
      <text:p text:style-name="Preformatted_20_Text"/>
      <text:p text:style-name="Preformatted_20_Text"><text:span text:style-name="Source_20_Text"># Calculate the area of the rectangle: area = length * width</text:span></text:p>
      <text:p text:style-name="Preformatted_20_Text"><text:span text:style-name="Source_20_Text">area = length * width</text:span></text:p>
      <text:p text:style-name="Preformatted_20_Text"/>
      <text:p text:style-name="Preformatted_20_Text"><text:span text:style-name="Source_20_Text"># Calculate the perimeter of the rectangle: perimeter = 2 * (length + width)</text:span></text:p>
      <text:p text:style-name="Preformatted_20_Text"><text:span text:style-name="Source_20_Text">perimeter = 2 * (length + width)</text:span></text:p>
      <text:p text:style-name="Preformatted_20_Text"/>
      <text:p text:style-name="Preformatted_20_Text"><text:span text:style-name="Source_20_Text"># Print the results with descriptive labels</text:span></text:p>
      <text:p text:style-name="Preformatted_20_Text"><text:span text:style-name="Source_20_Text">print("Area:", area)</text:span></text:p>
      <text:p text:style-name="Preformatted_20_Text"><text:span text:style-name="Source_20_Text">print("Perimeter:", perimeter)</text:span></text:p>
      <text:p text:style-name="P62"/>
      <text:p text:style-name="Horizontal_20_Line"/>
      <text:h text:style-name="Heading_20_3" text:outline-level="3"><text:span text:style-name="Strong_20_Emphasis">Step 2: Buggy Version Code Example</text:span></text:h>
      <text:p text:style-name="Text_20_body">Below is an intentionally buggy version of the program. Notice that the calculation of the perimeter is incorrect. As a group, run this code, observe its output, discuss why the result is wrong, and identify what needs to be fixed.</text:p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# Buggy version: Calculate rectangle metrics with an incorrect perimeter calculation</text:span></text:p>
      <text:p text:style-name="Preformatted_20_Text"/>
      <text:p text:style-name="Preformatted_20_Text"><text:span text:style-name="Source_20_Text"># Define the dimensions of the rectangle</text:span></text:p>
      <text:p text:style-name="Preformatted_20_Text"><text:span text:style-name="Source_20_Text">length = 8.0 <text:s text:c="6"/># Length of the rectangle (in units)</text:span></text:p>
      <text:p text:style-name="Preformatted_20_Text"><text:span text:style-name="Source_20_Text">width = 3.0 <text:s text:c="7"/># Width of the rectangle (in units)</text:span></text:p>
      <text:p text:style-name="Preformatted_20_Text"/>
      <text:p text:style-name="Preformatted_20_Text"><text:span text:style-name="Source_20_Text"># Calculate the area of the rectangle correctly</text:span></text:p>
      <text:p text:style-name="Preformatted_20_Text"><text:span text:style-name="Source_20_Text">area = length * width</text:span></text:p>
      <text:p text:style-name="Preformatted_20_Text"/>
      <text:p text:style-name="Preformatted_20_Text"><text:span text:style-name="Source_20_Text"># Bug: Incorrect perimeter calculation</text:span></text:p>
      <text:p text:style-name="Preformatted_20_Text"><text:span text:style-name="Source_20_Text"># Intended formula: 2 * (length + width)</text:span></text:p>
      <text:p text:style-name="Preformatted_20_Text"><text:span text:style-name="Source_20_Text"># Buggy formula here misses one full width value</text:span></text:p>
      <text:p text:style-name="Preformatted_20_Text"><text:span text:style-name="Source_20_Text">perimeter = (length * 2) + width</text:span></text:p>
      <text:p text:style-name="Preformatted_20_Text"/>
      <text:p text:style-name="Preformatted_20_Text"><text:soft-page-break/><text:span text:style-name="Source_20_Text"># Print the results</text:span></text:p>
      <text:p text:style-name="Preformatted_20_Text"><text:span text:style-name="Source_20_Text">print("Area:", area)</text:span></text:p>
      <text:p text:style-name="Preformatted_20_Text"><text:span text:style-name="Source_20_Text">print("Perimeter (buggy):", perimeter)</text:span></text:p>
      <text:p text:style-name="P62"/>
      <text:p text:style-name="Horizontal_20_Line"/>
      <text:h text:style-name="Heading_20_3" text:outline-level="3"><text:span text:style-name="Strong_20_Emphasis">Instructions for the Activity:</text:span></text:h>
      <text:list text:style-name="L34">
        <text:list-item>
          <text:p text:style-name="P88"><text:span text:style-name="Strong_20_Emphasis">Work in Groups or Individually:</text:span> </text:p>
          <text:list>
            <text:list-item>
              <text:p text:style-name="P88">Run the buggy code in your Python environment. </text:p>
            </text:list-item>
            <text:list-item>
              <text:p text:style-name="P88">Observe the printed output for the perimeter. (For a rectangle with length 8.0 and width 3.0, the correct perimeter should be 2*(8.0+3.0) = 22.0.) </text:p>
            </text:list-item>
          </text:list>
        </text:list-item>
        <text:list-item>
          <text:p text:style-name="P88"><text:span text:style-name="Strong_20_Emphasis">Discussion and Debugging:</text:span> </text:p>
          <text:list>
            <text:list-item>
              <text:p text:style-name="P88">Discuss among yourselves how the buggy code calculates the perimeter. </text:p>
            </text:list-item>
            <text:list-item>
              <text:p text:style-name="P88">Identify that the formula used is <text:span text:style-name="Source_20_Text">(length * 2) + width</text:span> which only adds one width instead of two. </text:p>
            </text:list-item>
            <text:list-item>
              <text:p text:style-name="P88">Decide on the correct formula (<text:span text:style-name="Source_20_Text">2 * (length + width)</text:span>) that must be used. </text:p>
            </text:list-item>
          </text:list>
        </text:list-item>
        <text:list-item>
          <text:p text:style-name="P88"><text:span text:style-name="Strong_20_Emphasis">Fix the Code:</text:span> </text:p>
          <text:list>
            <text:list-item>
              <text:p text:style-name="P88">Modify the buggy version to apply the correct formula. </text:p>
            </text:list-item>
            <text:list-item>
              <text:p text:style-name="P89">Re-run the code to verify that the corrected version prints the expected perimeter (22.0 in this example). </text:p>
            </text:list-item>
          </text:list>
        </text:list-item>
      </text:list>
      <text:p text:style-name="Horizontal_20_Line"/>
      <text:h text:style-name="Heading_20_3" text:outline-level="3"><text:span text:style-name="Strong_20_Emphasis">Solution (to be shared after the activity):</text:span>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# Corrected version: Calculate rectangle metrics with the proper perimeter formula</text:span></text:p>
      <text:p text:style-name="Preformatted_20_Text"/>
      <text:p text:style-name="Preformatted_20_Text"><text:span text:style-name="Source_20_Text"># Define the dimensions of the rectangle</text:span></text:p>
      <text:p text:style-name="Preformatted_20_Text"><text:span text:style-name="Source_20_Text">length = 8.0 <text:s text:c="6"/># Length of the rectangle (in units)</text:span></text:p>
      <text:p text:style-name="Preformatted_20_Text"><text:span text:style-name="Source_20_Text">width = 3.0 <text:s text:c="7"/># Width of the rectangle (in units)</text:span></text:p>
      <text:p text:style-name="Preformatted_20_Text"/>
      <text:p text:style-name="Preformatted_20_Text"><text:span text:style-name="Source_20_Text"># Calculate the area of the rectangle</text:span></text:p>
      <text:p text:style-name="Preformatted_20_Text"><text:span text:style-name="Source_20_Text">area = length * width</text:span></text:p>
      <text:p text:style-name="Preformatted_20_Text"/>
      <text:p text:style-name="Preformatted_20_Text"><text:span text:style-name="Source_20_Text"># Correct perimeter calculation: perimeter = 2 * (length + width)</text:span></text:p>
      <text:p text:style-name="Preformatted_20_Text"><text:span text:style-name="Source_20_Text">perimeter = 2 * (length + width)</text:span></text:p>
      <text:p text:style-name="Preformatted_20_Text"/>
      <text:p text:style-name="Preformatted_20_Text"><text:span text:style-name="Source_20_Text"># Print the results with clear labels</text:span></text:p>
      <text:p text:style-name="Preformatted_20_Text"><text:span text:style-name="Source_20_Text">print("Area:", area)</text:span></text:p>
      <text:p text:style-name="Preformatted_20_Text"><text:span text:style-name="Source_20_Text">print("Perimeter:", perimeter)</text:span></text:p>
      <text:p text:style-name="P62"/>
      <text:p text:style-name="Text_20_body"><text:span text:style-name="Strong_20_Emphasis">Explanation of the Fix:</text:span></text:p>
      <text:list text:style-name="L35">
        <text:list-item>
          <text:p text:style-name="P90">In the buggy version, the formula <text:span text:style-name="Source_20_Text">(length * 2) + width</text:span> incorrectly adds the width only once. </text:p>
        </text:list-item>
        <text:list-item>
          <text:p text:style-name="P90"><text:soft-page-break/>The correct formula for the perimeter of a rectangle is <text:span text:style-name="Source_20_Text">2 * (length + width)</text:span>, ensuring that both the length and the width are doubled. </text:p>
        </text:list-item>
        <text:list-item>
          <text:p text:style-name="P91">By fixing the formula, running the code now produces the correct perimeter of 22.0 for the given dimensions. </text:p>
        </text:list-item>
      </text:list>
      <text:p text:style-name="Horizontal_20_Line"/>
      <text:p text:style-name="Text_20_body">This activity encourages collaboration and critical debugging skills while reinforcing best practices in code style. It also illustrates how a clear code structure makes it easier to identify and resolve errors.</text:p>
      <text:p text:style-name="Horizontal_20_Line"/>
      <text:h text:style-name="Heading_20_3" text:outline-level="3">5. Introduction to Lecture 2: Strings, Input/Output, and Branching (3 minutes)</text:h>
      <text:list text:style-name="L36">
        <text:list-item>
          <text:p text:style-name="P92"><text:span text:style-name="Strong_20_Emphasis">Brief Preview:</text:span> </text:p>
          <text:list>
            <text:list-item>
              <text:p text:style-name="P92">“Next, we will explore how to work with text (strings), perform input/output operations, and make decisions in our code using branching logic.” </text:p>
            </text:list-item>
          </text:list>
        </text:list-item>
        <text:list-item>
          <text:p text:style-name="P92"><text:span text:style-name="Strong_20_Emphasis">Key Points:</text:span> </text:p>
          <text:list>
            <text:list-item>
              <text:p text:style-name="P92">Strings: Manipulating text data. </text:p>
            </text:list-item>
            <text:list-item>
              <text:p text:style-name="P92">Input/Output: Interacting with users via the console. </text:p>
            </text:list-item>
            <text:list-item>
              <text:p text:style-name="P92">Branching: Using conditionals (<text:span text:style-name="Source_20_Text">if</text:span>, <text:span text:style-name="Source_20_Text">elif</text:span>, <text:span text:style-name="Source_20_Text">else</text:span>) to control program flow. </text:p>
            </text:list-item>
          </text:list>
        </text:list-item>
        <text:list-item>
          <text:p text:style-name="P92"><text:span text:style-name="Strong_20_Emphasis">Reminder:</text:span> </text:p>
          <text:list>
            <text:list-item>
              <text:p text:style-name="P93">Direct students to the MIT OCW materials for more examples. </text:p>
            </text:list-item>
          </text:list>
        </text:list-item>
      </text:list>
      <text:p text:style-name="Horizontal_20_Line"/>
      <text:h text:style-name="Heading_20_3" text:outline-level="3">6. Quiz &amp; Q&amp;A (7 minutes)</text:h>
      <text:list text:style-name="L37">
        <text:list-item>
          <text:p text:style-name="P94"><text:span text:style-name="Strong_20_Emphasis">Sample Quiz Questions:</text:span></text:p>
          <text:list>
            <text:list-item>
              <text:p text:style-name="P94">What does “code style” refer to?</text:p>
              <text:p text:style-name="P94">a) The choice of programming language</text:p>
              <text:p text:style-name="P94">b) The consistent formatting and conventions in code</text:p>
              <text:p text:style-name="P94">c) The speed of execution</text:p>
              <text:p text:style-name="P94">d) The number of libraries used</text:p>
            </text:list-item>
            <text:list-item>
              <text:p text:style-name="P94">In debugging, why is it useful to insert print statements?</text:p>
              <text:p text:style-name="P94">a) They speed up the program</text:p>
              <text:p text:style-name="P94">b) They help reveal the internal state of the program</text:p>
              <text:p text:style-name="P94">c) They format the output</text:p>
              <text:p text:style-name="P94">d) They are not particularly useful</text:p>
            </text:list-item>
            <text:list-item>
              <text:p text:style-name="P94">How would you correct the buggy average function if the issue is operator precedence?</text:p>
              <text:p text:style-name="P94">a) Remove the division</text:p>
              <text:p text:style-name="P94"><text:soft-page-break/>b) Use parentheses to group the sum before division</text:p>
              <text:p text:style-name="P94">c) Multiply instead of divide</text:p>
              <text:p text:style-name="P94">d) Rewrite the function in a different language</text:p>
            </text:list-item>
          </text:list>
        </text:list-item>
        <text:list-item>
          <text:p text:style-name="P94"><text:span text:style-name="Strong_20_Emphasis">Interactive Discussion:</text:span></text:p>
          <text:list>
            <text:list-item>
              <text:p text:style-name="P94">Use quick show-of-hands or online polling to review answers. </text:p>
            </text:list-item>
          </text:list>
        </text:list-item>
      </text:list>
      <text:p text:style-name="Horizontal_20_Line"/>
      <text:h text:style-name="Heading_20_3" text:outline-level="3">7. Weekend Assignment (5 minutes)</text:h>
      <text:list text:style-name="L38">
        <text:list-item>
          <text:p text:style-name="P95"><text:span text:style-name="Strong_20_Emphasis">Assignment Tasks:</text:span> </text:p>
          <text:list>
            <text:list-item>
              <text:p text:style-name="P95"><text:span text:style-name="Strong_20_Emphasis">Refactor a Provided Code Snippet:</text:span> </text:p>
              <text:list>
                <text:list-item>
                  <text:p text:style-name="P95">Download a “messy” version of the code that computes rectangle metrics and refactor it for clarity, proper naming, and comments. </text:p>
                </text:list-item>
              </text:list>
            </text:list-item>
            <text:list-item>
              <text:p text:style-name="P95"><text:span text:style-name="Strong_20_Emphasis">Debugging Challenge:</text:span> </text:p>
              <text:list>
                <text:list-item>
                  <text:p text:style-name="P95">Work with a code snippet that intentionally contains a bug (for example, the buggy average function). </text:p>
                </text:list-item>
                <text:list-item>
                  <text:p text:style-name="P95">Document the debugging process and explain why the fix works. </text:p>
                </text:list-item>
              </text:list>
            </text:list-item>
          </text:list>
        </text:list-item>
        <text:list-item>
          <text:p text:style-name="P95"><text:span text:style-name="Strong_20_Emphasis">Submission:</text:span> </text:p>
          <text:list>
            <text:list-item>
              <text:p text:style-name="P95">Upload code to a shared GitHub repository or submit through the course portal. </text:p>
            </text:list-item>
          </text:list>
        </text:list-item>
        <text:list-item>
          <text:p text:style-name="P95"><text:span text:style-name="Strong_20_Emphasis">Encouragement:</text:span> </text:p>
          <text:list>
            <text:list-item>
              <text:p text:style-name="P96">Emphasize that refining code style and debugging skills are vital steps toward becoming proficient programmers and future data scientists. </text:p>
            </text:list-item>
          </text:list>
        </text:list-item>
      </text:list>
      <text:p text:style-name="Horizontal_20_Line"/>
      <text:h text:style-name="Heading_20_3" text:outline-level="3">8. Final Q&amp;A and Recap (10 minutes)</text:h>
      <text:list text:style-name="L39">
        <text:list-item>
          <text:p text:style-name="P97"><text:span text:style-name="Strong_20_Emphasis">Recap Main Concepts:</text:span> </text:p>
          <text:list>
            <text:list-item>
              <text:p text:style-name="P97">Reiterate why a clean code style leads to fewer errors and easier maintenance. </text:p>
            </text:list-item>
            <text:list-item>
              <text:p text:style-name="P97">Review key debugging strategies discussed today. </text:p>
            </text:list-item>
          </text:list>
        </text:list-item>
        <text:list-item>
          <text:p text:style-name="P97"><text:span text:style-name="Strong_20_Emphasis">Open Q&amp;A:</text:span> </text:p>
          <text:list>
            <text:list-item>
              <text:p text:style-name="P97">Address any remaining questions from students. </text:p>
            </text:list-item>
          </text:list>
        </text:list-item>
        <text:list-item>
          <text:p text:style-name="P97"><text:span text:style-name="Strong_20_Emphasis">Concluding Remarks:</text:span> </text:p>
          <text:list>
            <text:list-item>
              <text:p text:style-name="P98">Encourage students to practice these new skills over the weekend and prepare for the upcoming lecture on strings, input/output, and branching. </text:p>
            </text:list-item>
          </text:list>
        </text:list-item>
      </text:list>
      <text:h text:style-name="Heading_20_3" text:outline-level="3"><text:span text:style-name="Strong_20_Emphasis">Messy Code Snippet: Cylinder Metrics</text:span>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# messy code to compute cylinder metrics</text:span></text:p>
      <text:p text:style-name="Preformatted_20_Text"><text:span text:style-name="Source_20_Text">r=3.0; h=5</text:span></text:p>
      <text:p text:style-name="Preformatted_20_Text"><text:span text:style-name="Source_20_Text">vol=3.14159*r**2*h; sa=2*3.14159*r*(r+h)</text:span></text:p>
      <text:p text:style-name="Preformatted_20_Text"><text:span text:style-name="Source_20_Text">print("Vol:",vol,"SurfArea:", sa)</text:span></text:p>
      <text:p text:style-name="P62"/>
      <text:p text:style-name="Horizontal_20_Line"><text:soft-page-break/></text:p>
      <text:h text:style-name="Heading_20_3" text:outline-level="3"><text:span text:style-name="Strong_20_Emphasis">Assignment Instructions:</text:span></text:h>
      <text:list text:style-name="L40">
        <text:list-item>
          <text:p text:style-name="P99"><text:span text:style-name="Strong_20_Emphasis">Refactor the Code:</text:span> </text:p>
          <text:list>
            <text:list-item>
              <text:p text:style-name="P99"><text:span text:style-name="Strong_20_Emphasis">Improve Formatting:</text:span> </text:p>
              <text:list>
                <text:list-item>
                  <text:p text:style-name="P99">Separate multiple statements onto individual lines. </text:p>
                </text:list-item>
                <text:list-item>
                  <text:p text:style-name="P99">Ensure proper spacing around operators. </text:p>
                </text:list-item>
              </text:list>
            </text:list-item>
            <text:list-item>
              <text:p text:style-name="P99"><text:span text:style-name="Strong_20_Emphasis">Use Meaningful Variable Names:</text:span> </text:p>
              <text:list>
                <text:list-item>
                  <text:p text:style-name="P99">Rename variables like <text:span text:style-name="Source_20_Text">r</text:span>, <text:span text:style-name="Source_20_Text">h</text:span>, <text:span text:style-name="Source_20_Text">vol</text:span>, and <text:span text:style-name="Source_20_Text">sa</text:span> to more descriptive names (e.g., <text:span text:style-name="Source_20_Text">radius</text:span>, <text:span text:style-name="Source_20_Text">height</text:span>, <text:span text:style-name="Source_20_Text">volume</text:span>, <text:span text:style-name="Source_20_Text">surface_area</text:span>). </text:p>
                </text:list-item>
              </text:list>
            </text:list-item>
            <text:list-item>
              <text:p text:style-name="P99"><text:span text:style-name="Strong_20_Emphasis">Add Comments:</text:span> </text:p>
              <text:list>
                <text:list-item>
                  <text:p text:style-name="P99">Include comments that explain each part of the code (e.g., what the formulas compute). </text:p>
                </text:list-item>
              </text:list>
            </text:list-item>
            <text:list-item>
              <text:p text:style-name="P99"><text:span text:style-name="Strong_20_Emphasis">Enhance Readability:</text:span> </text:p>
              <text:list>
                <text:list-item>
                  <text:p text:style-name="P99">Structure the code in a way that it is easy to read and understand. </text:p>
                </text:list-item>
              </text:list>
            </text:list-item>
          </text:list>
        </text:list-item>
        <text:list-item>
          <text:p text:style-name="P99"><text:span text:style-name="Strong_20_Emphasis">Test Your Code:</text:span> </text:p>
          <text:list>
            <text:list-item>
              <text:p text:style-name="P99">Run the refactored code to verify that it correctly computes and prints the cylinder’s volume and surface area. </text:p>
            </text:list-item>
            <text:list-item>
              <text:p text:style-name="P100">Ensure that the functionality remains unchanged. </text:p>
            </text:list-item>
          </text:list>
        </text:list-item>
      </text:list>
      <text:p text:style-name="Horizontal_20_Line"/>
      <text:h text:style-name="Heading_20_3" text:outline-level="3"><text:span text:style-name="Strong_20_Emphasis">Expected Refactored Version (Example):</text:span>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# Calculate the volume and surface area of a cylinder using proper code style</text:span></text:p>
      <text:p text:style-name="Preformatted_20_Text"/>
      <text:p text:style-name="Preformatted_20_Text"><text:span text:style-name="Source_20_Text"># Define the dimensions of the cylinder</text:span></text:p>
      <text:p text:style-name="Preformatted_20_Text"><text:span text:style-name="Source_20_Text">radius = 3.0 <text:s text:c="6"/># Radius of the cylinder (in units)</text:span></text:p>
      <text:p text:style-name="Preformatted_20_Text"><text:span text:style-name="Source_20_Text">height = 5 <text:s text:c="8"/># Height of the cylinder (in units)</text:span></text:p>
      <text:p text:style-name="Preformatted_20_Text"/>
      <text:p text:style-name="Preformatted_20_Text"><text:span text:style-name="Source_20_Text"># Calculate the volume of the cylinder</text:span></text:p>
      <text:p text:style-name="Preformatted_20_Text"><text:span text:style-name="Source_20_Text"># Formula: volume = π * radius^2 * height</text:span></text:p>
      <text:p text:style-name="Preformatted_20_Text"><text:span text:style-name="Source_20_Text">volume = 3.14159 * (radius ** 2) * height</text:span></text:p>
      <text:p text:style-name="Preformatted_20_Text"/>
      <text:p text:style-name="Preformatted_20_Text"><text:span text:style-name="Source_20_Text"># Calculate the surface area of the cylinder</text:span></text:p>
      <text:p text:style-name="Preformatted_20_Text"><text:span text:style-name="Source_20_Text"># Formula: surface area = 2 * π * radius * (radius + height)</text:span></text:p>
      <text:p text:style-name="Preformatted_20_Text"><text:span text:style-name="Source_20_Text">surface_area = 2 * 3.14159 * radius * (radius + height)</text:span></text:p>
      <text:p text:style-name="Preformatted_20_Text"/>
      <text:p text:style-name="Preformatted_20_Text"><text:span text:style-name="Source_20_Text"># Print the calculated volume and surface area with clear labels</text:span></text:p>
      <text:p text:style-name="Preformatted_20_Text"><text:span text:style-name="Source_20_Text">print("Volume:", volume)</text:span></text:p>
      <text:p text:style-name="Preformatted_20_Text"><text:span text:style-name="Source_20_Text">print("Surface Area:", surface_area)</text:span></text:p>
      <text:p text:style-name="Preformatted_20_Text"><text:span text:style-name="Source_20_Text"/></text:p>
      <text:p text:style-name="Preformatted_20_Text"><text:span text:style-name="Source_20_Text"/></text:p>
      <text:h text:style-name="Heading_20_2" text:outline-level="2"><text:soft-page-break/><text:span text:style-name="Source_20_Text"><text:span text:style-name="Strong_20_Emphasis">2‑Hour Lecture Plan: Debugging and Fixing Common Errors</text:span></text:span></text:h>
      <text:h text:style-name="Heading_20_3" text:outline-level="3"><text:span text:style-name="Strong_20_Emphasis">Overall Timeline</text:span></text:h>
      <text:list text:style-name="L41">
        <text:list-item>
          <text:p text:style-name="P101"><text:span text:style-name="Strong_20_Emphasis">0–10 Minutes:</text:span> Introduction &amp; Overview </text:p>
        </text:list-item>
        <text:list-item>
          <text:p text:style-name="P101"><text:span text:style-name="Strong_20_Emphasis">10–25 Minutes:</text:span> Fundamentals of Debugging: Definitions and Importance </text:p>
        </text:list-item>
        <text:list-item>
          <text:p text:style-name="P101"><text:span text:style-name="Strong_20_Emphasis">25–40 Minutes:</text:span> Syntax &amp; Runtime Errors – Theory, Examples, and Hands‑On Practice </text:p>
        </text:list-item>
        <text:list-item>
          <text:p text:style-name="P101"><text:span text:style-name="Strong_20_Emphasis">40–55 Minutes:</text:span> Logic Errors &amp; Operator Precedence – Interactive Example and Discussion </text:p>
        </text:list-item>
        <text:list-item>
          <text:p text:style-name="P101"><text:span text:style-name="Strong_20_Emphasis">55–70 Minutes:</text:span> Variable Binding &amp; Type Errors – Examples and Hands‑On Debug Session </text:p>
        </text:list-item>
        <text:list-item>
          <text:p text:style-name="P101"><text:span text:style-name="Strong_20_Emphasis">70–85 Minutes:</text:span> Advanced Debugging Techniques – Using Print Statements, IDE Debuggers, and Assert Statements </text:p>
        </text:list-item>
        <text:list-item>
          <text:p text:style-name="P101"><text:span text:style-name="Strong_20_Emphasis">85–100 Minutes:</text:span> Group Debugging Exercise (Guided Coding Challenge) </text:p>
        </text:list-item>
        <text:list-item>
          <text:p text:style-name="P101"><text:span text:style-name="Strong_20_Emphasis">100–115 Minutes:</text:span> Quiz, Interactive Q&amp;A, and Real‑World Debugging Tips </text:p>
        </text:list-item>
        <text:list-item>
          <text:p text:style-name="P102"><text:span text:style-name="Strong_20_Emphasis">115–120 Minutes:</text:span> Final Recap and Next Steps </text:p>
        </text:list-item>
      </text:list>
      <text:p text:style-name="Horizontal_20_Line"/>
      <text:h text:style-name="Heading_20_3" text:outline-level="3"><text:span text:style-name="Strong_20_Emphasis">Detailed Breakdown</text:span></text:h>
      <text:h text:style-name="Heading_20_3" text:outline-level="3"><text:span text:style-name="Strong_20_Emphasis">0–10 Minutes: Introduction &amp; Overview</text:span></text:h>
      <text:list text:style-name="L42">
        <text:list-item>
          <text:p text:style-name="P103"><text:span text:style-name="Strong_20_Emphasis">Welcome and Context:</text:span> </text:p>
          <text:list>
            <text:list-item>
              <text:p text:style-name="P103">Explain that building reliable software starts with effective debugging. </text:p>
            </text:list-item>
            <text:list-item>
              <text:p text:style-name="P103">Briefly mention that the techniques learned today are essential skills for any programmer and will serve as a foundation for your data science projects. </text:p>
            </text:list-item>
          </text:list>
        </text:list-item>
        <text:list-item>
          <text:p text:style-name="P103"><text:span text:style-name="Strong_20_Emphasis">Learning Objectives:</text:span> </text:p>
          <text:list>
            <text:list-item>
              <text:p text:style-name="P103">Understand what debugging is and why it’s vital. </text:p>
            </text:list-item>
            <text:list-item>
              <text:p text:style-name="P103">Learn to identify and classify various errors: syntax, runtime, logic, operator precedence, variable binding, and type errors. </text:p>
            </text:list-item>
            <text:list-item>
              <text:p text:style-name="P104">Gain hands‑on experience in diagnosing and fixing bugs using multiple techniques. </text:p>
            </text:list-item>
          </text:list>
        </text:list-item>
      </text:list>
      <text:p text:style-name="Horizontal_20_Line"/>
      <text:h text:style-name="Heading_20_3" text:outline-level="3"><text:span text:style-name="Strong_20_Emphasis">10–25 Minutes: Fundamentals of Debugging</text:span></text:h>
      <text:list text:style-name="L43">
        <text:list-item>
          <text:p text:style-name="P105"><text:span text:style-name="Strong_20_Emphasis">What Is Debugging?</text:span> </text:p>
          <text:list>
            <text:list-item>
              <text:p text:style-name="P105">Debugging is the systematic process of identifying, isolating, and correcting errors (bugs) in code. </text:p>
            </text:list-item>
            <text:list-item>
              <text:p text:style-name="P105">Importance: Saves time, improves code quality, and builds programmer confidence. </text:p>
            </text:list-item>
          </text:list>
        </text:list-item>
        <text:list-item>
          <text:p text:style-name="P105"><text:span text:style-name="Strong_20_Emphasis">Types of Errors: Overview</text:span> </text:p>
          <text:list>
            <text:list-item>
              <text:p text:style-name="P105"><text:span text:style-name="Strong_20_Emphasis">Syntax Errors:</text:span> Occur when the code violates Python’s grammar rules. </text:p>
            </text:list-item>
            <text:list-item>
              <text:p text:style-name="P105"><text:span text:style-name="Strong_20_Emphasis">Runtime Errors (Exceptions):</text:span> Happen during execution (e.g., division by zero, file not found). </text:p>
            </text:list-item>
            <text:list-item>
              <text:p text:style-name="P105"><text:span text:style-name="Strong_20_Emphasis">Logic Errors:</text:span> Code runs without crashing but produces incorrect results. </text:p>
            </text:list-item>
            <text:list-item>
              <text:p text:style-name="P105"><text:soft-page-break/><text:span text:style-name="Strong_20_Emphasis">Operator Precedence Errors:</text:span> Misinterpretation of the order in which operations are carried out. </text:p>
            </text:list-item>
            <text:list-item>
              <text:p text:style-name="P105"><text:span text:style-name="Strong_20_Emphasis">Variable Binding Errors:</text:span> Issues with variable assignment, shadowing, or incorrect updates. </text:p>
            </text:list-item>
            <text:list-item>
              <text:p text:style-name="P105"><text:span text:style-name="Strong_20_Emphasis">Type Errors:</text:span> Occur when operations are performed on incompatible types. </text:p>
            </text:list-item>
          </text:list>
        </text:list-item>
        <text:list-item>
          <text:p text:style-name="P105"><text:span text:style-name="Strong_20_Emphasis">Best Practices:</text:span> </text:p>
          <text:list>
            <text:list-item>
              <text:p text:style-name="P106">Incremental coding and testing, good logging, use of debugging tools (breakpoints in an IDE) and unit tests. </text:p>
            </text:list-item>
          </text:list>
        </text:list-item>
      </text:list>
      <text:p text:style-name="Horizontal_20_Line"/>
      <text:h text:style-name="Heading_20_3" text:outline-level="3"><text:span text:style-name="Strong_20_Emphasis">25–40 Minutes: Syntax &amp; Runtime Errors</text:span></text:h>
      <text:list text:style-name="L44">
        <text:list-item>
          <text:p text:style-name="P107"><text:span text:style-name="Strong_20_Emphasis">Syntax Errors:</text:span> </text:p>
          <text:list>
            <text:list-item>
              <text:p text:style-name="P108"><text:span text:style-name="Strong_20_Emphasis">Example:</text:span> Missing colon in a function definition or mismatched parentheses.</text:p>
              <text:p text:style-name="P109"><text:span text:style-name="Source_20_Text">python</text:span></text:p>
              <text:p text:style-name="P109"><text:span text:style-name="Source_20_Text">CopyEdit</text:span></text:p>
              <text:p text:style-name="P109"><text:span text:style-name="Source_20_Text"># Syntax error example (missing colon)</text:span></text:p>
              <text:p text:style-name="P109"><text:span text:style-name="Source_20_Text">def greet(name)</text:span></text:p>
              <text:p text:style-name="P109"><text:span text:style-name="Source_20_Text"><text:s text:c="4"/>print("Hello", name)</text:span></text:p>
              <text:p text:style-name="P110"/>
            </text:list-item>
            <text:list-item>
              <text:p text:style-name="P108"><text:span text:style-name="Strong_20_Emphasis">Hands‑On Activity:</text:span> Ask students to copy the code, observe the error message, and fix it by adding a colon.</text:p>
            </text:list-item>
          </text:list>
        </text:list-item>
        <text:list-item>
          <text:p text:style-name="P107"><text:span text:style-name="Strong_20_Emphasis">Runtime Errors:</text:span> </text:p>
          <text:list>
            <text:list-item>
              <text:p text:style-name="P108"><text:span text:style-name="Strong_20_Emphasis">Example:</text:span> Division by zero.</text:p>
              <text:p text:style-name="P109"><text:span text:style-name="Source_20_Text">python</text:span></text:p>
              <text:p text:style-name="P109"><text:span text:style-name="Source_20_Text">CopyEdit</text:span></text:p>
              <text:p text:style-name="P109"><text:span text:style-name="Source_20_Text"># Runtime error example: Division by Zero</text:span></text:p>
              <text:p text:style-name="P109"><text:span text:style-name="Source_20_Text">def divide(a, b):</text:span></text:p>
              <text:p text:style-name="P109"><text:span text:style-name="Source_20_Text"><text:s text:c="4"/>return a / b</text:span></text:p>
              <text:p text:style-name="P109"/>
              <text:p text:style-name="P109"><text:span text:style-name="Source_20_Text">print("Division result:", divide(10, 0))</text:span></text:p>
              <text:p text:style-name="P110"/>
            </text:list-item>
            <text:list-item>
              <text:p text:style-name="P108"><text:span text:style-name="Strong_20_Emphasis">Discussion:</text:span> Explain what exception is raised (ZeroDivisionError) and how to handle it using try/except.</text:p>
              <text:p text:style-name="P109"><text:span text:style-name="Source_20_Text">python</text:span></text:p>
              <text:p text:style-name="P109"><text:span text:style-name="Source_20_Text">CopyEdit</text:span></text:p>
              <text:p text:style-name="P109"><text:span text:style-name="Source_20_Text">def divide(a, b):</text:span></text:p>
              <text:p text:style-name="P109"><text:span text:style-name="Source_20_Text"><text:s text:c="4"/>try:</text:span></text:p>
              <text:p text:style-name="P109"><text:span text:style-name="Source_20_Text"><text:s text:c="8"/>return a / b</text:span></text:p>
              <text:p text:style-name="P109"><text:span text:style-name="Source_20_Text"><text:s text:c="4"/>except ZeroDivisionError:</text:span></text:p>
              <text:p text:style-name="P109"><text:span text:style-name="Source_20_Text"><text:s text:c="8"/>return "Error: Division by zero!"</text:span></text:p>
              <text:p text:style-name="P110"/>
            </text:list-item>
            <text:list-item>
              <text:p text:style-name="P108"><text:span text:style-name="Strong_20_Emphasis">Interactive Demo:</text:span> Run both versions and show how handling errors makes code robust.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40–55 Minutes: Logic Errors &amp; Operator Precedence</text:span></text:h>
      <text:list text:style-name="L45">
        <text:list-item>
          <text:p text:style-name="P111"><text:span text:style-name="Strong_20_Emphasis">Logic Errors:</text:span></text:p>
          <text:list>
            <text:list-item>
              <text:p text:style-name="P111"><text:span text:style-name="Strong_20_Emphasis">Example:</text:span> A faulty average calculation.</text:p>
              <text:p text:style-name="P112"><text:span text:style-name="Source_20_Text">python</text:span></text:p>
              <text:p text:style-name="P112"><text:span text:style-name="Source_20_Text">CopyEdit</text:span></text:p>
              <text:p text:style-name="P112"><text:span text:style-name="Source_20_Text"># Buggy function due to operator precedence error</text:span></text:p>
              <text:p text:style-name="P112"><text:span text:style-name="Source_20_Text">def average(a, b, c):</text:span></text:p>
              <text:p text:style-name="P112"><text:span text:style-name="Source_20_Text"><text:s text:c="4"/>avg = a + b + c / 3 <text:s/># Bug: Only c is divided by 3</text:span></text:p>
              <text:p text:style-name="P112"><text:span text:style-name="Source_20_Text"><text:s text:c="4"/>return avg</text:span></text:p>
              <text:p text:style-name="P112"/>
              <text:p text:style-name="P112"><text:span text:style-name="Source_20_Text">print("Buggy Average:", average(3, 6, 9))</text:span></text:p>
              <text:p text:style-name="P113"/>
            </text:list-item>
            <text:list-item>
              <text:p text:style-name="P111"><text:span text:style-name="Strong_20_Emphasis">Interactive Discussion:</text:span> Ask, “What is the expected average and why is the result off?”</text:p>
            </text:list-item>
            <text:list-item>
              <text:p text:style-name="P111"><text:span text:style-name="Strong_20_Emphasis">Solution:</text:span> Correct by grouping operations:</text:p>
              <text:p text:style-name="P112"><text:span text:style-name="Source_20_Text">python</text:span></text:p>
              <text:p text:style-name="P112"><text:span text:style-name="Source_20_Text">CopyEdit</text:span></text:p>
              <text:p text:style-name="P112"><text:span text:style-name="Source_20_Text">def average(a, b, c):</text:span></text:p>
              <text:p text:style-name="P112"><text:span text:style-name="Source_20_Text"><text:s text:c="4"/>avg = (a + b + c) / 3 <text:s/># Correct grouping</text:span></text:p>
              <text:p text:style-name="P112"><text:span text:style-name="Source_20_Text"><text:s text:c="4"/>return avg</text:span></text:p>
              <text:p text:style-name="P112"/>
              <text:p text:style-name="P112"><text:span text:style-name="Source_20_Text">print("Correct Average:", average(3, 6, 9))</text:span></text:p>
              <text:p text:style-name="P113"/>
            </text:list-item>
          </text:list>
        </text:list-item>
        <text:list-item>
          <text:p text:style-name="P111"><text:span text:style-name="Strong_20_Emphasis">Operator Precedence:</text:span></text:p>
          <text:list>
            <text:list-item>
              <text:p text:style-name="P114"><text:span text:style-name="Strong_20_Emphasis">Example Review:</text:span> Emphasize how Python evaluates expressions with operator precedence. </text:p>
            </text:list-item>
            <text:list-item>
              <text:p text:style-name="P111"><text:span text:style-name="Strong_20_Emphasis">Guided Exercise:</text:span> Have students manually evaluate expressions to understand grouping. </text:p>
            </text:list-item>
          </text:list>
        </text:list-item>
      </text:list>
      <text:p text:style-name="Horizontal_20_Line"/>
      <text:h text:style-name="Heading_20_3" text:outline-level="3"><text:span text:style-name="Strong_20_Emphasis">55–70 Minutes: Variable Binding &amp; Type Errors</text:span></text:h>
      <text:list text:style-name="L46">
        <text:list-item>
          <text:p text:style-name="P115"><text:span text:style-name="Strong_20_Emphasis">Variable Binding Errors:</text:span> </text:p>
          <text:list>
            <text:list-item>
              <text:p text:style-name="P116"><text:span text:style-name="Strong_20_Emphasis">Example:</text:span> Mistaken variable swap.</text:p>
              <text:p text:style-name="P117"><text:span text:style-name="Source_20_Text">python</text:span></text:p>
              <text:p text:style-name="P117"><text:span text:style-name="Source_20_Text">CopyEdit</text:span></text:p>
              <text:p text:style-name="P117"><text:span text:style-name="Source_20_Text">x = 1</text:span></text:p>
              <text:p text:style-name="P117"><text:span text:style-name="Source_20_Text">y = 2</text:span></text:p>
              <text:p text:style-name="P117"><text:span text:style-name="Source_20_Text"># Bug: Attempted swap fails</text:span></text:p>
              <text:p text:style-name="P117"><text:span text:style-name="Source_20_Text">y = x</text:span></text:p>
              <text:p text:style-name="P117"><text:span text:style-name="Source_20_Text">x = y</text:span></text:p>
              <text:p text:style-name="P117"><text:span text:style-name="Source_20_Text">print("x:", x, "y:", y) <text:s/># Both become 1</text:span></text:p>
              <text:p text:style-name="P118"/>
            </text:list-item>
            <text:list-item>
              <text:p text:style-name="P116"><text:span text:style-name="Strong_20_Emphasis">Solution:</text:span> Use a temporary variable or Pythonic swap:</text:p>
              <text:p text:style-name="P117"><text:span text:style-name="Source_20_Text">python</text:span></text:p>
              <text:p text:style-name="P117"><text:span text:style-name="Source_20_Text">CopyEdit</text:span></text:p>
              <text:p text:style-name="P117"><text:span text:style-name="Source_20_Text">x, y = y, x</text:span></text:p>
              <text:p text:style-name="P117"><text:soft-page-break/><text:span text:style-name="Source_20_Text">print("Swapped - x:", x, "y:", y)</text:span></text:p>
              <text:p text:style-name="P118"/>
            </text:list-item>
            <text:list-item>
              <text:p text:style-name="P116"><text:span text:style-name="Strong_20_Emphasis">Interactive Discussion:</text:span> Emphasize the importance of preserving variable values.</text:p>
            </text:list-item>
          </text:list>
        </text:list-item>
        <text:list-item>
          <text:p text:style-name="P115"><text:span text:style-name="Strong_20_Emphasis">Type Errors:</text:span> </text:p>
          <text:list>
            <text:list-item>
              <text:p text:style-name="P116"><text:span text:style-name="Strong_20_Emphasis">Example:</text:span> Concatenating string with an integer.</text:p>
              <text:p text:style-name="P117"><text:span text:style-name="Source_20_Text">python</text:span></text:p>
              <text:p text:style-name="P117"><text:span text:style-name="Source_20_Text">CopyEdit</text:span></text:p>
              <text:p text:style-name="P117"><text:span text:style-name="Source_20_Text">num = 5</text:span></text:p>
              <text:p text:style-name="P117"><text:span text:style-name="Source_20_Text"># Bug: Raises TypeError because concatenation is attempted with an integer.</text:span></text:p>
              <text:p text:style-name="P117"><text:span text:style-name="Source_20_Text">print("The number is " + num)</text:span></text:p>
              <text:p text:style-name="P118"/>
            </text:list-item>
            <text:list-item>
              <text:p text:style-name="P116"><text:span text:style-name="Strong_20_Emphasis">Solution:</text:span> Convert integer to string.</text:p>
              <text:p text:style-name="P117"><text:span text:style-name="Source_20_Text">python</text:span></text:p>
              <text:p text:style-name="P117"><text:span text:style-name="Source_20_Text">CopyEdit</text:span></text:p>
              <text:p text:style-name="P117"><text:span text:style-name="Source_20_Text">print("The number is " + str(num))</text:span></text:p>
              <text:p text:style-name="P118"/>
            </text:list-item>
            <text:list-item>
              <text:p text:style-name="P116"><text:span text:style-name="Strong_20_Emphasis">Interactive Demo:</text:span> Let students see the error and the correction in real time.</text:p>
            </text:list-item>
          </text:list>
        </text:list-item>
      </text:list>
      <text:p text:style-name="Horizontal_20_Line"/>
      <text:h text:style-name="Heading_20_3" text:outline-level="3"><text:span text:style-name="Strong_20_Emphasis">70–85 Minutes: Advanced Debugging Techniques</text:span></text:h>
      <text:list text:style-name="L47">
        <text:list-item>
          <text:p text:style-name="P119"><text:span text:style-name="Strong_20_Emphasis">Using Print Statements:</text:span></text:p>
          <text:list>
            <text:list-item>
              <text:p text:style-name="P119">Demonstrate how inserting print statements at key points can help reveal variable states.</text:p>
              <text:p text:style-name="P120"><text:span text:style-name="Source_20_Text">python</text:span></text:p>
              <text:p text:style-name="P120"><text:span text:style-name="Source_20_Text">CopyEdit</text:span></text:p>
              <text:p text:style-name="P120"><text:span text:style-name="Source_20_Text">a = 10</text:span></text:p>
              <text:p text:style-name="P120"><text:span text:style-name="Source_20_Text">b = 5</text:span></text:p>
              <text:p text:style-name="P120"><text:span text:style-name="Source_20_Text">print("Debug: a =", a, "b =", b)</text:span></text:p>
              <text:p text:style-name="P120"><text:span text:style-name="Source_20_Text">total = a + b</text:span></text:p>
              <text:p text:style-name="P120"><text:span text:style-name="Source_20_Text">print("Debug: total =", total)</text:span></text:p>
              <text:p text:style-name="P121"/>
            </text:list-item>
          </text:list>
        </text:list-item>
        <text:list-item>
          <text:p text:style-name="P119"><text:span text:style-name="Strong_20_Emphasis">Using an IDE Debugger:</text:span></text:p>
          <text:list>
            <text:list-item>
              <text:p text:style-name="P122">Briefly show how to set a breakpoint and step through code (use a tool like VS Code or Spyder). </text:p>
            </text:list-item>
            <text:list-item>
              <text:p text:style-name="P122">Emphasize watching variables and call stacks. </text:p>
            </text:list-item>
          </text:list>
        </text:list-item>
        <text:list-item>
          <text:p text:style-name="P119"><text:span text:style-name="Strong_20_Emphasis">Assert Statements &amp; Logging:</text:span></text:p>
          <text:list>
            <text:list-item>
              <text:p text:style-name="P119">Introduce using assert statements to enforce assumptions.</text:p>
              <text:p text:style-name="P120"><text:span text:style-name="Source_20_Text">python</text:span></text:p>
              <text:p text:style-name="P120"><text:span text:style-name="Source_20_Text">CopyEdit</text:span></text:p>
              <text:p text:style-name="P120"><text:span text:style-name="Source_20_Text">assert total == 15, "Total is not 15 as expected!"</text:span></text:p>
              <text:p text:style-name="P121"/>
            </text:list-item>
            <text:list-item>
              <text:p text:style-name="P119"><text:soft-page-break/>Discuss logging for complex applications.</text:p>
            </text:list-item>
          </text:list>
        </text:list-item>
      </text:list>
      <text:p text:style-name="Horizontal_20_Line"/>
      <text:h text:style-name="Heading_20_3" text:outline-level="3"><text:span text:style-name="Strong_20_Emphasis">85–100 Minutes: Group Debugging Exercise (Guided Coding Challenge)</text:span></text:h>
      <text:list text:style-name="L48">
        <text:list-item>
          <text:p text:style-name="P123"><text:span text:style-name="Strong_20_Emphasis">Group Task:</text:span> </text:p>
          <text:list>
            <text:list-item>
              <text:p text:style-name="P124"><text:span text:style-name="Strong_20_Emphasis">Task A (Clean Code):</text:span></text:p>
              <text:p text:style-name="P124">Write a Python program to compute the area and perimeter of a rectangle using best coding practices.</text:p>
              <text:p text:style-name="P125"><text:span text:style-name="Source_20_Text">python</text:span></text:p>
              <text:p text:style-name="P125"><text:span text:style-name="Source_20_Text">CopyEdit</text:span></text:p>
              <text:p text:style-name="P125"><text:span text:style-name="Source_20_Text"># Clean Program Example (Area and Perimeter Calculation)</text:span></text:p>
              <text:p text:style-name="P125"><text:span text:style-name="Source_20_Text">length = 8.0 <text:s/># in units</text:span></text:p>
              <text:p text:style-name="P125"><text:span text:style-name="Source_20_Text">width = 3.0 <text:s text:c="2"/># in units</text:span></text:p>
              <text:p text:style-name="P125"><text:span text:style-name="Source_20_Text">area = length * width</text:span></text:p>
              <text:p text:style-name="P125"><text:span text:style-name="Source_20_Text">perimeter = 2 * (length + width)</text:span></text:p>
              <text:p text:style-name="P125"><text:span text:style-name="Source_20_Text">print("Area:", area)</text:span></text:p>
              <text:p text:style-name="P125"><text:span text:style-name="Source_20_Text">print("Perimeter:", perimeter)</text:span></text:p>
              <text:p text:style-name="P126"/>
            </text:list-item>
            <text:list-item>
              <text:p text:style-name="P124"><text:span text:style-name="Strong_20_Emphasis">Task B (Buggy Version):</text:span></text:p>
              <text:p text:style-name="P124">Provide an intentionally buggy version where the perimeter is calculated incorrectly.</text:p>
              <text:p text:style-name="P125"><text:span text:style-name="Source_20_Text">python</text:span></text:p>
              <text:p text:style-name="P125"><text:span text:style-name="Source_20_Text">CopyEdit</text:span></text:p>
              <text:p text:style-name="P125"><text:span text:style-name="Source_20_Text"># Buggy Version: Incorrect Perimeter Calculation</text:span></text:p>
              <text:p text:style-name="P125"><text:span text:style-name="Source_20_Text">length = 8.0</text:span></text:p>
              <text:p text:style-name="P125"><text:span text:style-name="Source_20_Text">width = 3.0</text:span></text:p>
              <text:p text:style-name="P125"><text:span text:style-name="Source_20_Text">area = length * width</text:span></text:p>
              <text:p text:style-name="P125"><text:span text:style-name="Source_20_Text"># Bug: Wrong perimeter calculation – only one width is added</text:span></text:p>
              <text:p text:style-name="P125"><text:span text:style-name="Source_20_Text">perimeter = (length * 2) + width</text:span></text:p>
              <text:p text:style-name="P125"><text:span text:style-name="Source_20_Text">print("Area:", area)</text:span></text:p>
              <text:p text:style-name="P125"><text:span text:style-name="Source_20_Text">print("Perimeter (buggy):", perimeter)</text:span></text:p>
              <text:p text:style-name="P126"/>
            </text:list-item>
            <text:list-item>
              <text:p text:style-name="P124"><text:span text:style-name="Strong_20_Emphasis">Instructions:</text:span></text:p>
              <text:list>
                <text:list-item>
                  <text:p text:style-name="P123">Ask groups to run the buggy version, observe outputs, and discuss the error. </text:p>
                </text:list-item>
                <text:list-item>
                  <text:p text:style-name="P123">Then have them fix the code, ensuring the correct formula is used (<text:span text:style-name="Source_20_Text">perimeter = 2 * (length + width)</text:span>). </text:p>
                </text:list-item>
              </text:list>
            </text:list-item>
            <text:list-item>
              <text:p text:style-name="P124"><text:span text:style-name="Strong_20_Emphasis">Interactive Discussion:</text:span></text:p>
              <text:list>
                <text:list-item>
                  <text:p text:style-name="P124">Invite students to share their findings, explain their thought process, and demonstrate the corrected code. 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<text:span text:style-name="Strong_20_Emphasis">100–115 Minutes: Quiz &amp; Interactive Q&amp;A</text:span></text:h>
      <text:list text:style-name="L49">
        <text:list-item>
          <text:p text:style-name="P127"><text:span text:style-name="Strong_20_Emphasis">Quiz Topics Include:</text:span></text:p>
          <text:list>
            <text:list-item>
              <text:p text:style-name="P128"><text:soft-page-break/>Definitions and importance of debugging </text:p>
            </text:list-item>
            <text:list-item>
              <text:p text:style-name="P128">Differences between syntax, runtime, logic, operator precedence, variable binding, and type errors </text:p>
            </text:list-item>
            <text:list-item>
              <text:p text:style-name="P128">How print statements and IDE debuggers aid in the debugging process </text:p>
            </text:list-item>
          </text:list>
        </text:list-item>
        <text:list-item>
          <text:p text:style-name="P127"><text:span text:style-name="Strong_20_Emphasis">Sample Questions:</text:span></text:p>
          <text:list>
            <text:list-item>
              <text:p text:style-name="P127">What is a common cause of syntax errors in Python?</text:p>
              <text:p text:style-name="P127">a) Incorrect use of operators</text:p>
              <text:p text:style-name="P127">b) Missing colons or mismatched parentheses</text:p>
              <text:p text:style-name="P127">c) Logic errors</text:p>
              <text:p text:style-name="P127">d) None of the above</text:p>
            </text:list-item>
            <text:list-item>
              <text:p text:style-name="P127">How does operator precedence affect calculations?</text:p>
              <text:p text:style-name="P127">a) It determines the order operations are performed</text:p>
              <text:p text:style-name="P127">b) It affects variable binding</text:p>
              <text:p text:style-name="P127">c) It only matters in loops</text:p>
              <text:p text:style-name="P127">d) It is irrelevant</text:p>
            </text:list-item>
            <text:list-item>
              <text:p text:style-name="P127">Which debugging technique can help you verify the state of variables mid-execution?</text:p>
              <text:p text:style-name="P127">a) Using print statements</text:p>
              <text:p text:style-name="P127">b) Rewriting the code entirely</text:p>
              <text:p text:style-name="P127">c) Ignoring error messages</text:p>
              <text:p text:style-name="P127">d) None of the above</text:p>
            </text:list-item>
          </text:list>
        </text:list-item>
        <text:list-item>
          <text:p text:style-name="P127"><text:span text:style-name="Strong_20_Emphasis">Interactive Q&amp;A:</text:span></text:p>
          <text:list>
            <text:list-item>
              <text:p text:style-name="P127">Open the floor for questions, encourage students to share challenges they faced during debugging, and provide clarifications. </text:p>
            </text:list-item>
          </text:list>
        </text:list-item>
      </text:list>
      <text:p text:style-name="Horizontal_20_Line"/>
      <text:h text:style-name="Heading_20_3" text:outline-level="3"><text:span text:style-name="Strong_20_Emphasis">115–120 Minutes: Recap and Next Steps</text:span></text:h>
      <text:list text:style-name="L50">
        <text:list-item>
          <text:p text:style-name="P129"><text:span text:style-name="Strong_20_Emphasis">Recap:</text:span> </text:p>
          <text:list>
            <text:list-item>
              <text:p text:style-name="P129">Summarize key points: </text:p>
              <text:list>
                <text:list-item>
                  <text:p text:style-name="P129">Understand the different types of errors and how to diagnose them. </text:p>
                </text:list-item>
                <text:list-item>
                  <text:p text:style-name="P129">Debugging is a systematic process that benefits from good programming practices and modern tools. </text:p>
                </text:list-item>
              </text:list>
            </text:list-item>
            <text:list-item>
              <text:p text:style-name="P129">Reiterate that mastering debugging is a critical skill that improves both code quality and programmer confidence. </text:p>
            </text:list-item>
          </text:list>
        </text:list-item>
        <text:list-item>
          <text:p text:style-name="P129"><text:span text:style-name="Strong_20_Emphasis">Next Steps:</text:span> </text:p>
          <text:list>
            <text:list-item>
              <text:p text:style-name="P129"><text:soft-page-break/>Encourage students to practice these techniques using exercises from the weekend assignment. </text:p>
            </text:list-item>
            <text:list-item>
              <text:p text:style-name="P130">Briefly introduce the next topic (Lecture 2: Strings, Input/Output, and Branching) as a continuation of building foundational skills. </text:p>
            </text:list-item>
          </text:list>
        </text:list-item>
      </text:list>
      <text:p text:style-name="Horizontal_20_Line"/>
      <text:h text:style-name="Heading_20_3" text:outline-level="3"><text:span text:style-name="Strong_20_Emphasis">Best Practices Throughout the Lecture</text:span></text:h>
      <text:list text:style-name="L51">
        <text:list-item>
          <text:p text:style-name="P131"><text:span text:style-name="Strong_20_Emphasis">Engage Students Actively:</text:span> </text:p>
          <text:list>
            <text:list-item>
              <text:p text:style-name="P131">Regularly pause for discussions and hands-on exercises. </text:p>
            </text:list-item>
            <text:list-item>
              <text:p text:style-name="P131">Encourage pair programming and group discussions to foster collaborative problem-solving. </text:p>
            </text:list-item>
          </text:list>
        </text:list-item>
        <text:list-item>
          <text:p text:style-name="P131"><text:span text:style-name="Strong_20_Emphasis">Use Real-World Examples:</text:span> </text:p>
          <text:list>
            <text:list-item>
              <text:p text:style-name="P131">Relate debugging practices to real-world scenarios (e.g., how industry professionals use log files and debuggers in production systems). </text:p>
            </text:list-item>
          </text:list>
        </text:list-item>
        <text:list-item>
          <text:p text:style-name="P131"><text:span text:style-name="Strong_20_Emphasis">Emphasize Incremental Development:</text:span> </text:p>
          <text:list>
            <text:list-item>
              <text:p text:style-name="P131">Stress the importance of testing code as you build it. </text:p>
            </text:list-item>
            <text:list-item>
              <text:p text:style-name="P131">Advocate for small, manageable code changes to simplify debugging. </text:p>
            </text:list-item>
          </text:list>
        </text:list-item>
        <text:list-item>
          <text:p text:style-name="P131"><text:span text:style-name="Strong_20_Emphasis">Provide Immediate Feedback:</text:span> </text:p>
          <text:list>
            <text:list-item>
              <text:p text:style-name="P132">Use interactive tools (like live coding sessions or screen sharing) to offer real-time feedback on debugging strategies. </text:p>
            </text:list-item>
          </text:list>
        </text:list-item>
      </text:list>
      <text:p text:style-name="Preformatted_20_Text"><text:span text:style-name="Source_20_Text"/></text:p>
      <text:p text:style-name="P62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6T00:07:02.524930241</meta:creation-date>
    <dc:date>2025-06-06T00:15:45.839962868</dc:date>
    <meta:editing-duration>PT8M43S</meta:editing-duration>
    <meta:editing-cycles>2</meta:editing-cycles>
    <meta:generator>LibreOffice/24.8.7.2$Linux_X86_64 LibreOffice_project/480$Build-2</meta:generator>
    <meta:document-statistic meta:table-count="0" meta:image-count="0" meta:object-count="0" meta:page-count="29" meta:paragraph-count="916" meta:word-count="6630" meta:character-count="38050" meta:non-whitespace-character-count="32409"/>
  </office:meta>
</office:document-meta>
</file>